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ext-properties style:font-name="Sylfaen" fo:font-weight="bold" style:font-weight-asian="bold" style:font-weight-complex="bold"/>
    </style:style>
    <style:style style:name="ce3" style:family="table-cell" style:parent-style-name="Default">
      <style:text-properties style:font-name="Sylfaen"/>
    </style:style>
    <style:style style:name="ce4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style:font-name="Sylfaen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6"/>
        <table:table-column table:style-name="co5" table:number-columns-repeated="4" table:default-cell-style-name="ce3"/>
        <table:table-column table:style-name="co5" table:default-cell-style-name="ce6"/>
        <table:table-column table:style-name="co4" table:default-cell-style-name="ce6"/>
        <table:table-column table:style-name="co3" table:number-columns-repeated="8" table:default-cell-style-name="ce3"/>
        <table:table-column table:style-name="co4" table:default-cell-style-name="ce3"/>
        <table:table-column table:style-name="co6" table:number-columns-repeated="4" table:default-cell-style-name="ce3"/>
        <table:table-column table:style-name="co7" table:number-columns-repeated="3" table:default-cell-style-name="ce3"/>
        <table:table-column table:style-name="co8" table:number-columns-repeated="994" table:default-cell-style-name="ce3"/>
        <table:table-row table:style-name="ro1">
          <table:table-cell table:style-name="ce1"/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Cha</text:p>
          </table:table-cell>
          <table:table-cell table:style-name="ce1" office:value-type="string" calcext:value-type="string">
            <text:p>Level</text:p>
          </table:table-cell>
          <table:table-cell table:style-name="ce1"/>
          <table:table-cell table:style-name="ce1" office:value-type="string" calcext:value-type="string">
            <text:p>1h</text:p>
          </table:table-cell>
          <table:table-cell table:style-name="ce1" office:value-type="string" calcext:value-type="string">
            <text:p>2h</text:p>
          </table:table-cell>
          <table:table-cell table:style-name="ce1" office:value-type="string" calcext:value-type="string">
            <text:p>Pole</text:p>
          </table:table-cell>
          <table:table-cell table:style-name="ce1" office:value-type="string" calcext:value-type="string">
            <text:p>Bow</text:p>
          </table:table-cell>
          <table:table-cell table:style-name="ce1" office:value-type="string" calcext:value-type="string">
            <text:p>Xbow</text:p>
          </table:table-cell>
          <table:table-cell table:style-name="ce1" office:value-type="string" calcext:value-type="string">
            <text:p>Throw</text:p>
          </table:table-cell>
          <table:table-cell table:style-name="ce1"/>
          <table:table-cell table:style-name="ce1" office:value-type="string" calcext:value-type="string">
            <text:p>Ironflesh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D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Athl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HA</text:p>
          </table:table-cell>
          <table:table-cell table:style-name="ce1"/>
          <table:table-cell table:style-name="ce1" office:value-type="string" calcext:value-type="string">
            <text:p>Health</text:p>
          </table:table-cell>
          <table:table-cell table:style-name="ce1" table:number-columns-repeated="100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2" table:number-columns-repeated="4"/>
          <table:table-cell table:style-name="ce5"/>
          <table:table-cell table:style-name="ce2"/>
          <table:table-cell table:style-name="ce5"/>
          <table:table-cell table:style-name="ce2" table:number-columns-repeated="4"/>
          <table:table-cell table:style-name="ce5" table:number-columns-repeated="2"/>
          <table:table-cell table:style-name="ce2" table:number-columns-repeated="1010"/>
        </table:table-row>
        <table:table-row table:style-name="ro1">
          <table:table-cell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Militi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5" calcext:value-type="float">
            <text:p>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]+[.O8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evy Infantry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]+[.O14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evy Spearma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7]+[.C17]+[.D17]+[.E17]-23" office:value-type="float" office:value="10" calcext:value-type="float">
            <text:p>1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7]+[.O17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ev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8]+[.C18]+[.D18]+[.E18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8]+[.O18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evy Pikeman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9]+[.C19]+[.D19]+[.E19]-23"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]+[.O19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]+[.C22]+[.D22]+[.E22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5" calcext:value-type="float">
            <text:p>45</text:p>
          </table:table-cell>
          <table:table-cell/>
          <table:table-cell table:formula="of:=MAX(2*[.$L22]; 25*[.$R22]+[.$K22];15*[.$Q22]+[.$M22])-10*[.$P22]-0.5*MAX([.$H22];[.$I22];[.$J22])-5*[.$O22]-[.$B22]" office:value-type="float" office:value="102" calcext:value-type="float">
            <text:p>10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]+[.C23]+[.D23]+[.E23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]+[.O23]*2" office:value-type="float" office:value="46" calcext:value-type="float">
            <text:p>46</text:p>
          </table:table-cell>
          <table:table-cell/>
          <table:table-cell table:formula="of:=MAX(2*[.$L23]; 25*[.$R23]+[.$K23];15*[.$Q23]+[.$M23])-10*[.$P23]-0.5*MAX([.$H23];[.$I23];[.$J23])-5*[.$O23]-[.$B23]" office:value-type="float" office:value="26" calcext:value-type="float">
            <text:p>2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4]+[.O24]*2" office:value-type="float" office:value="43" calcext:value-type="float">
            <text:p>43</text:p>
          </table:table-cell>
          <table:table-cell/>
          <table:table-cell table:formula="of:=MAX(2*[.$L24]; 25*[.$R24]+[.$K24];15*[.$Q24]+[.$M24])-10*[.$P24]-0.5*MAX([.$H24];[.$I24];[.$J24])-5*[.$O24]-[.$B24]" office:value-type="float" office:value="109.5" calcext:value-type="float">
            <text:p>109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50" calcext:value-type="float">
            <text:p>50</text:p>
          </table:table-cell>
          <table:table-cell/>
          <table:table-cell table:formula="of:=MAX(2*[.$L25]; 25*[.$R25]+[.$K25];15*[.$Q25]+[.$M25])-10*[.$P25]-0.5*MAX([.$H25];[.$I25];[.$J25])-5*[.$O25]-[.$B25]" office:value-type="float" office:value="101" calcext:value-type="float">
            <text:p>10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]+[.O26]*2" office:value-type="float" office:value="44" calcext:value-type="float">
            <text:p>44</text:p>
          </table:table-cell>
          <table:table-cell/>
          <table:table-cell table:formula="of:=MAX(2*[.$L26]; 25*[.$R26]+[.$K26];15*[.$Q26]+[.$M26])-10*[.$P26]-0.5*MAX([.$H26];[.$I26];[.$J26])-5*[.$O26]-[.$B26]" office:value-type="float" office:value="113.5" calcext:value-type="float">
            <text:p>113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7]+[.O27]*2" office:value-type="float" office:value="45" calcext:value-type="float">
            <text:p>45</text:p>
          </table:table-cell>
          <table:table-cell/>
          <table:table-cell table:formula="of:=MAX(2*[.$L27]; 25*[.$R27]+[.$K27];15*[.$Q27]+[.$M27])-10*[.$P27]-0.5*MAX([.$H27];[.$I27];[.$J27])-5*[.$O27]-[.$B27]" office:value-type="float" office:value="37.5" calcext:value-type="float">
            <text:p>37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Hun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8]+[.C28]+[.D28]+[.E28]-23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]+[.O28]*2" office:value-type="float" office:value="44" calcext:value-type="float">
            <text:p>44</text:p>
          </table:table-cell>
          <table:table-cell/>
          <table:table-cell table:formula="of:=MAX(2*[.$L28]; 25*[.$R28]+[.$K28];15*[.$Q28]+[.$M28])-10*[.$P28]-0.5*MAX([.$H28];[.$I28];[.$J28])-5*[.$O28]-[.$B28]" office:value-type="float" office:value="116" calcext:value-type="float">
            <text:p>1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9]+[.C29]+[.D29]+[.E29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23.5" calcext:value-type="float">
            <text:p>123,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evy Cavalr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/>
          <table:table-cell table:number-columns-repeated="2"/>
          <table:table-cell table:style-name="ce2" table:number-columns-repeated="997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]+[.C32]+[.D32]+[.E32]-23" office:value-type="float" office:value="11" calcext:value-type="float">
            <text:p>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]+[.O32]*2" office:value-type="float" office:value="43" calcext:value-type="float">
            <text:p>43</text:p>
          </table:table-cell>
          <table:table-cell/>
          <table:table-cell table:formula="of:=MAX(2*[.$L32]; 25*[.$R32]+[.$K32];15*[.$Q32]+[.$M32])-10*[.$P32]-0.5*MAX([.$H32];[.$I32];[.$J32])-5*[.$O32]-[.$B32]" office:value-type="float" office:value="87" calcext:value-type="float">
            <text:p>8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3]+[.C33]+[.D33]+[.E3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]+[.O33]*2" office:value-type="float" office:value="45" calcext:value-type="float">
            <text:p>45</text:p>
          </table:table-cell>
          <table:table-cell/>
          <table:table-cell table:formula="of:=MAX(2*[.$L33]; 25*[.$R33]+[.$K33];15*[.$Q33]+[.$M33])-10*[.$P33]-0.5*MAX([.$H33];[.$I33];[.$J33])-5*[.$O33]-[.$B33]" office:value-type="float" office:value="-35.5" calcext:value-type="float">
            <text:p>-35,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fantr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/>
          <table:table-cell table:number-columns-repeated="2"/>
          <table:table-cell table:style-name="ce2" table:number-columns-repeated="997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6]+[.C36]+[.D36]+[.E36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]+[.O36]*2" office:value-type="float" office:value="55" calcext:value-type="float">
            <text:p>55</text:p>
          </table:table-cell>
          <table:table-cell/>
          <table:table-cell table:formula="of:=MAX(2*[.$L36]; 25*[.$R36]+[.$K36];15*[.$Q36]+[.$M36])-10*[.$P36]-0.5*MAX([.$H36];[.$I36];[.$J36])-5*[.$O36]-[.$B36]" office:value-type="float" office:value="-26.5" calcext:value-type="float">
            <text:p>-26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7]+[.C37]+[.D37]+[.E37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]+[.O37]*2" office:value-type="float" office:value="66" calcext:value-type="float">
            <text:p>66</text:p>
          </table:table-cell>
          <table:table-cell/>
          <table:table-cell table:formula="of:=MAX(2*[.$L37]; 25*[.$R37]+[.$K37];15*[.$Q37]+[.$M37])-10*[.$P37]-0.5*MAX([.$H37];[.$I37];[.$J37])-5*[.$O37]-[.$B37]" office:value-type="float" office:value="-29" calcext:value-type="float">
            <text:p>-2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38]+[.C38]+[.D38]+[.E38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8]+[.O38]*2" office:value-type="float" office:value="77" calcext:value-type="float">
            <text:p>77</text:p>
          </table:table-cell>
          <table:table-cell/>
          <table:table-cell table:formula="of:=MAX(2*[.$L38]; 25*[.$R38]+[.$K38];15*[.$Q38]+[.$M38])-10*[.$P38]-0.5*MAX([.$H38];[.$I38];[.$J38])-5*[.$O38]-[.$B38]" office:value-type="float" office:value="-64" calcext:value-type="float">
            <text:p>-6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9]+[.C39]+[.D39]+[.E39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9]+[.O39]*2" office:value-type="float" office:value="84" calcext:value-type="float">
            <text:p>84</text:p>
          </table:table-cell>
          <table:table-cell/>
          <table:table-cell table:formula="of:=MAX(2*[.$L39]; 25*[.$R39]+[.$K39];15*[.$Q39]+[.$M39])-10*[.$P39]-0.5*MAX([.$H39];[.$I39];[.$J39])-5*[.$O39]-[.$B39]" office:value-type="float" office:value="-39" calcext:value-type="float">
            <text:p>-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0]+[.C40]+[.D40]+[.E40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0]+[.O40]*2" office:value-type="float" office:value="51" calcext:value-type="float">
            <text:p>51</text:p>
          </table:table-cell>
          <table:table-cell/>
          <table:table-cell table:formula="of:=MAX(2*[.$L40]; 25*[.$R40]+[.$K40];15*[.$Q40]+[.$M40])-10*[.$P40]-0.5*MAX([.$H40];[.$I40];[.$J40])-5*[.$O40]-[.$B40]" office:value-type="float" office:value="-54.5" calcext:value-type="float">
            <text:p>-54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1]+[.C41]+[.D41]+[.E41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1]+[.O41]*2" office:value-type="float" office:value="54" calcext:value-type="float">
            <text:p>54</text:p>
          </table:table-cell>
          <table:table-cell/>
          <table:table-cell table:formula="of:=MAX(2*[.$L41]; 25*[.$R41]+[.$K41];15*[.$Q41]+[.$M41])-10*[.$P41]-0.5*MAX([.$H41];[.$I41];[.$J41])-5*[.$O41]-[.$B41]" office:value-type="float" office:value="-48" calcext:value-type="float">
            <text:p>-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2]+[.C42]+[.D42]+[.E42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8" calcext:value-type="float">
            <text:p>58</text:p>
          </table:table-cell>
          <table:table-cell/>
          <table:table-cell table:formula="of:=MAX(2*[.$L42]; 25*[.$R42]+[.$K42];15*[.$Q42]+[.$M42])-10*[.$P42]-0.5*MAX([.$H42];[.$I42];[.$J42])-5*[.$O42]-[.$B42]" office:value-type="float" office:value="-57.5" calcext:value-type="float">
            <text:p>-57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3]+[.C43]+[.D43]+[.E4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59" calcext:value-type="float">
            <text:p>59</text:p>
          </table:table-cell>
          <table:table-cell/>
          <table:table-cell table:formula="of:=MAX(2*[.$L43]; 25*[.$R43]+[.$K43];15*[.$Q43]+[.$M43])-10*[.$P43]-0.5*MAX([.$H43];[.$I43];[.$J43])-5*[.$O43]-[.$B43]" office:value-type="float" office:value="-53.5" calcext:value-type="float">
            <text:p>-53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44]+[.C44]+[.D44]+[.E4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4]+[.O44]*2" office:value-type="float" office:value="64" calcext:value-type="float">
            <text:p>64</text:p>
          </table:table-cell>
          <table:table-cell/>
          <table:table-cell table:formula="of:=MAX(2*[.$L44]; 25*[.$R44]+[.$K44];15*[.$Q44]+[.$M44])-10*[.$P44]-0.5*MAX([.$H44];[.$I44];[.$J44])-5*[.$O44]-[.$B44]" office:value-type="float" office:value="-71.5" calcext:value-type="float">
            <text:p>-71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5]+[.O45]*2" office:value-type="float" office:value="47" calcext:value-type="float">
            <text:p>47</text:p>
          </table:table-cell>
          <table:table-cell/>
          <table:table-cell table:formula="of:=MAX(2*[.$L45]; 25*[.$R45]+[.$K45];15*[.$Q45]+[.$M45])-10*[.$P45]-0.5*MAX([.$H45];[.$I45];[.$J45])-5*[.$O45]-[.$B45]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6]+[.C46]+[.D46]+[.E46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6]+[.O46]*2" office:value-type="float" office:value="54" calcext:value-type="float">
            <text:p>54</text:p>
          </table:table-cell>
          <table:table-cell/>
          <table:table-cell table:formula="of:=MAX(2*[.$L46]; 25*[.$R46]+[.$K46];15*[.$Q46]+[.$M46])-10*[.$P46]-0.5*MAX([.$H46];[.$I46];[.$J46])-5*[.$O46]-[.$B46]" office:value-type="float" office:value="-38" calcext:value-type="float">
            <text:p>-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7]+[.C47]+[.D47]+[.E47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57" calcext:value-type="float">
            <text:p>57</text:p>
          </table:table-cell>
          <table:table-cell/>
          <table:table-cell table:formula="of:=MAX(2*[.$L47]; 25*[.$R47]+[.$K47];15*[.$Q47]+[.$M47])-10*[.$P47]-0.5*MAX([.$H47];[.$I47];[.$J47])-5*[.$O47]-[.$B47]" office:value-type="float" office:value="-54" calcext:value-type="float">
            <text:p>-5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8]+[.C48]+[.D48]+[.E48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8]+[.O48]*2" office:value-type="float" office:value="56" calcext:value-type="float">
            <text:p>56</text:p>
          </table:table-cell>
          <table:table-cell/>
          <table:table-cell table:formula="of:=MAX(2*[.$L48]; 25*[.$R48]+[.$K48];15*[.$Q48]+[.$M48])-10*[.$P48]-0.5*MAX([.$H48];[.$I48];[.$J48])-5*[.$O48]-[.$B48]" office:value-type="float" office:value="-70" calcext:value-type="float">
            <text:p>-7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49]+[.C49]+[.D49]+[.E49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9" calcext:value-type="float">
            <text:p>59</text:p>
          </table:table-cell>
          <table:table-cell/>
          <table:table-cell table:formula="of:=MAX(2*[.$L49]; 25*[.$R49]+[.$K49];15*[.$Q49]+[.$M49])-10*[.$P49]-0.5*MAX([.$H49];[.$I49];[.$J49])-5*[.$O49]-[.$B49]" office:value-type="float" office:value="-28.5" calcext:value-type="float">
            <text:p>-28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50]+[.C50]+[.D50]+[.E50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70" calcext:value-type="float">
            <text:p>70</text:p>
          </table:table-cell>
          <table:table-cell/>
          <table:table-cell table:formula="of:=MAX(2*[.$L50]; 25*[.$R50]+[.$K50];15*[.$Q50]+[.$M50])-10*[.$P50]-0.5*MAX([.$H50];[.$I50];[.$J50])-5*[.$O50]-[.$B50]" office:value-type="float" office:value="-88" calcext:value-type="float">
            <text:p>-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1]+[.C51]+[.D51]+[.E51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4" calcext:value-type="float">
            <text:p>54</text:p>
          </table:table-cell>
          <table:table-cell/>
          <table:table-cell table:formula="of:=MAX(2*[.$L51]; 25*[.$R51]+[.$K51];15*[.$Q51]+[.$M51])-10*[.$P51]-0.5*MAX([.$H51];[.$I51];[.$J51])-5*[.$O51]-[.$B51]" office:value-type="float" office:value="-28.5" calcext:value-type="float">
            <text:p>-28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2]+[.C52]+[.D52]+[.E52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2]+[.O52]*2" office:value-type="float" office:value="61" calcext:value-type="float">
            <text:p>61</text:p>
          </table:table-cell>
          <table:table-cell/>
          <table:table-cell table:formula="of:=MAX(2*[.$L52]; 25*[.$R52]+[.$K52];15*[.$Q52]+[.$M52])-10*[.$P52]-0.5*MAX([.$H52];[.$I52];[.$J52])-5*[.$O52]-[.$B52]" office:value-type="float" office:value="-9" calcext:value-type="float">
            <text:p>-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3]+[.C53]+[.D53]+[.E53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53]+[.O53]*2" office:value-type="float" office:value="70" calcext:value-type="float">
            <text:p>70</text:p>
          </table:table-cell>
          <table:table-cell/>
          <table:table-cell table:formula="of:=MAX(2*[.$L53]; 25*[.$R53]+[.$K53];15*[.$Q53]+[.$M53])-10*[.$P53]-0.5*MAX([.$H53];[.$I53];[.$J53])-5*[.$O53]-[.$B53]" office:value-type="float" office:value="-11.5" calcext:value-type="float">
            <text:p>-11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4]+[.C54]+[.D54]+[.E54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4]+[.O54]*2" office:value-type="float" office:value="72" calcext:value-type="float">
            <text:p>72</text:p>
          </table:table-cell>
          <table:table-cell/>
          <table:table-cell table:formula="of:=MAX(2*[.$L54]; 25*[.$R54]+[.$K54];15*[.$Q54]+[.$M54])-10*[.$P54]-0.5*MAX([.$H54];[.$I54];[.$J54])-5*[.$O54]-[.$B54]" office:value-type="float" office:value="11.5" calcext:value-type="float">
            <text:p>11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5]+[.C55]+[.D55]+[.E55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80" calcext:value-type="float">
            <text:p>80</text:p>
          </table:table-cell>
          <table:table-cell/>
          <table:table-cell table:formula="of:=MAX(2*[.$L55]; 25*[.$R55]+[.$K55];15*[.$Q55]+[.$M55])-10*[.$P55]-0.5*MAX([.$H55];[.$I55];[.$J55])-5*[.$O55]-[.$B55]" office:value-type="float" office:value="-30" calcext:value-type="float">
            <text:p>-3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6]+[.C56]+[.D56]+[.E56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6]+[.O56]*2" office:value-type="float" office:value="50" calcext:value-type="float">
            <text:p>50</text:p>
          </table:table-cell>
          <table:table-cell/>
          <table:table-cell table:formula="of:=MAX(2*[.$L56]; 25*[.$R56]+[.$K56];15*[.$Q56]+[.$M56])-10*[.$P56]-0.5*MAX([.$H56];[.$I56];[.$J56])-5*[.$O56]-[.$B56]" office:value-type="float" office:value="-75.5" calcext:value-type="float">
            <text:p>-75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7]+[.C57]+[.D57]+[.E57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75" calcext:value-type="float">
            <text:p>-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8]+[.C58]+[.D58]+[.E58]-23" office:value-type="float" office:value="25" calcext:value-type="float">
            <text:p>2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8]+[.O58]*2" office:value-type="float" office:value="56" calcext:value-type="float">
            <text:p>56</text:p>
          </table:table-cell>
          <table:table-cell/>
          <table:table-cell table:formula="of:=MAX(2*[.$L58]; 25*[.$R58]+[.$K58];15*[.$Q58]+[.$M58])-10*[.$P58]-0.5*MAX([.$H58];[.$I58];[.$J58])-5*[.$O58]-[.$B58]" office:value-type="float" office:value="2.5" calcext:value-type="float">
            <text:p>2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9]+[.O59]*2" office:value-type="float" office:value="59" calcext:value-type="float">
            <text:p>59</text:p>
          </table:table-cell>
          <table:table-cell/>
          <table:table-cell table:formula="of:=MAX(2*[.$L59]; 25*[.$R59]+[.$K59];15*[.$Q59]+[.$M59])-10*[.$P59]-0.5*MAX([.$H59];[.$I59];[.$J59])-5*[.$O59]-[.$B59]" office:value-type="float" office:value="-71" calcext:value-type="float">
            <text:p>-7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60]+[.C60]+[.D60]+[.E60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0]+[.O60]*2" office:value-type="float" office:value="62" calcext:value-type="float">
            <text:p>62</text:p>
          </table:table-cell>
          <table:table-cell/>
          <table:table-cell table:formula="of:=MAX(2*[.$L60]; 25*[.$R60]+[.$K60];15*[.$Q60]+[.$M60])-10*[.$P60]-0.5*MAX([.$H60];[.$I60];[.$J60])-5*[.$O60]-[.$B60]" office:value-type="float" office:value="-64.5" calcext:value-type="float">
            <text:p>-64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61]+[.C61]+[.D61]+[.E61]-23" office:value-type="float" office:value="32" calcext:value-type="float">
            <text:p>3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1]+[.O61]*2" office:value-type="float" office:value="66" calcext:value-type="float">
            <text:p>66</text:p>
          </table:table-cell>
          <table:table-cell/>
          <table:table-cell table:formula="of:=MAX(2*[.$L61]; 25*[.$R61]+[.$K61];15*[.$Q61]+[.$M61])-10*[.$P61]-0.5*MAX([.$H61];[.$I61];[.$J61])-5*[.$O61]-[.$B61]" office:value-type="float" office:value="-71.5" calcext:value-type="float">
            <text:p>-71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rcenary Foot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2]+[.O62]*2" office:value-type="float" office:value="50" calcext:value-type="float">
            <text:p>50</text:p>
          </table:table-cell>
          <table:table-cell/>
          <table:table-cell table:formula="of:=MAX(2*[.$L62]; 25*[.$R62]+[.$K62];15*[.$Q62]+[.$M62])-10*[.$P62]-0.5*MAX([.$H62];[.$I62];[.$J62])-5*[.$O62]-[.$B62]" office:value-type="float" office:value="-18" calcext:value-type="float">
            <text:p>-1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3]+[.C63]+[.D63]+[.E63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3]+[.O63]*2" office:value-type="float" office:value="56" calcext:value-type="float">
            <text:p>56</text:p>
          </table:table-cell>
          <table:table-cell/>
          <table:table-cell table:formula="of:=MAX(2*[.$L63]; 25*[.$R63]+[.$K63];15*[.$Q63]+[.$M63])-10*[.$P63]-0.5*MAX([.$H63];[.$I63];[.$J63])-5*[.$O63]-[.$B63]" office:value-type="float" office:value="-30" calcext:value-type="float">
            <text:p>-3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rcenary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4]+[.C64]+[.D64]+[.E64]-23" office:value-type="float" office:value="27" calcext:value-type="float">
            <text:p>2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64]+[.O64]*2" office:value-type="float" office:value="64" calcext:value-type="float">
            <text:p>64</text:p>
          </table:table-cell>
          <table:table-cell/>
          <table:table-cell table:formula="of:=MAX(2*[.$L64]; 25*[.$R64]+[.$K64];15*[.$Q64]+[.$M64])-10*[.$P64]-0.5*MAX([.$H64];[.$I64];[.$J64])-5*[.$O64]-[.$B64]" office:value-type="float" office:value="-16.5" calcext:value-type="float">
            <text:p>-16,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kirmisher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/>
          <table:table-cell table:number-columns-repeated="2"/>
          <table:table-cell table:style-name="ce2" table:number-columns-repeated="997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7]+[.C67]+[.D67]+[.E67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7]+[.O67]*2" office:value-type="float" office:value="51" calcext:value-type="float">
            <text:p>51</text:p>
          </table:table-cell>
          <table:table-cell/>
          <table:table-cell table:formula="of:=MAX(2*[.$L67]; 25*[.$R67]+[.$K67];15*[.$Q67]+[.$M67])-10*[.$P67]-0.5*MAX([.$H67];[.$I67];[.$J67])-5*[.$O67]-[.$B67]" office:value-type="float" office:value="25.5" calcext:value-type="float">
            <text:p>25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8]+[.C68]+[.D68]+[.E68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8]+[.O68]*2" office:value-type="float" office:value="49" calcext:value-type="float">
            <text:p>49</text:p>
          </table:table-cell>
          <table:table-cell/>
          <table:table-cell table:formula="of:=MAX(2*[.$L68]; 25*[.$R68]+[.$K68];15*[.$Q68]+[.$M68])-10*[.$P68]-0.5*MAX([.$H68];[.$I68];[.$J68])-5*[.$O68]-[.$B68]" office:value-type="float" office:value="42.5" calcext:value-type="float">
            <text:p>42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9]+[.C69]+[.D69]+[.E69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9]+[.O69]*2" office:value-type="float" office:value="56" calcext:value-type="float">
            <text:p>56</text:p>
          </table:table-cell>
          <table:table-cell/>
          <table:table-cell table:formula="of:=MAX(2*[.$L69]; 25*[.$R69]+[.$K69];15*[.$Q69]+[.$M69])-10*[.$P69]-0.5*MAX([.$H69];[.$I69];[.$J69])-5*[.$O69]-[.$B69]" office:value-type="float" office:value="37" calcext:value-type="float">
            <text:p>3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0]+[.C70]+[.D70]+[.E70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58" calcext:value-type="float">
            <text:p>58</text:p>
          </table:table-cell>
          <table:table-cell/>
          <table:table-cell table:formula="of:=MAX(2*[.$L70]; 25*[.$R70]+[.$K70];15*[.$Q70]+[.$M70])-10*[.$P70]-0.5*MAX([.$H70];[.$I70];[.$J70])-5*[.$O70]-[.$B70]" office:value-type="float" office:value="17.5" calcext:value-type="float">
            <text:p>17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1]+[.C71]+[.D71]+[.E7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49" calcext:value-type="float">
            <text:p>49</text:p>
          </table:table-cell>
          <table:table-cell/>
          <table:table-cell table:formula="of:=MAX(2*[.$L71]; 25*[.$R71]+[.$K71];15*[.$Q71]+[.$M71])-10*[.$P71]-0.5*MAX([.$H71];[.$I71];[.$J71])-5*[.$O71]-[.$B71]"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2]+[.O72]*2" office:value-type="float" office:value="56" calcext:value-type="float">
            <text:p>56</text:p>
          </table:table-cell>
          <table:table-cell/>
          <table:table-cell table:formula="of:=MAX(2*[.$L72]; 25*[.$R72]+[.$K72];15*[.$Q72]+[.$M72])-10*[.$P72]-0.5*MAX([.$H72];[.$I72];[.$J72])-5*[.$O72]-[.$B72]" office:value-type="float" office:value="50" calcext:value-type="float">
            <text:p>50</text:p>
          </table:table-cell>
          <table:table-cell table:number-columns-repeated="3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5"/>
          <table:table-cell table:style-name="ce6"/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3]+[.C73]+[.D73]+[.E73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51" calcext:value-type="float">
            <text:p>51</text:p>
          </table:table-cell>
          <table:table-cell/>
          <table:table-cell table:formula="of:=MAX(2*[.$L73]; 25*[.$R73]+[.$K73];15*[.$Q73]+[.$M73])-10*[.$P73]-0.5*MAX([.$H73];[.$I73];[.$J73])-5*[.$O73]-[.$B73]" office:value-type="float" office:value="35.5" calcext:value-type="float">
            <text:p>35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4]+[.O74]*2" office:value-type="float" office:value="51" calcext:value-type="float">
            <text:p>51</text:p>
          </table:table-cell>
          <table:table-cell/>
          <table:table-cell table:formula="of:=MAX(2*[.$L74]; 25*[.$R74]+[.$K74];15*[.$Q74]+[.$M74])-10*[.$P74]-0.5*MAX([.$H74];[.$I74];[.$J74])-5*[.$O74]-[.$B74]" office:value-type="float" office:value="40.5" calcext:value-type="float">
            <text:p>40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5]+[.C75]+[.D75]+[.E75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5]+[.O75]*2" office:value-type="float" office:value="61" calcext:value-type="float">
            <text:p>61</text:p>
          </table:table-cell>
          <table:table-cell/>
          <table:table-cell table:formula="of:=MAX(2*[.$L75]; 25*[.$R75]+[.$K75];15*[.$Q75]+[.$M75])-10*[.$P75]-0.5*MAX([.$H75];[.$I75];[.$J75])-5*[.$O75]-[.$B75]" office:value-type="float" office:value="-3" calcext:value-type="float">
            <text:p>-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6]+[.C76]+[.D76]+[.E76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6]+[.O76]*2" office:value-type="float" office:value="58" calcext:value-type="float">
            <text:p>58</text:p>
          </table:table-cell>
          <table:table-cell/>
          <table:table-cell table:formula="of:=MAX(2*[.$L76]; 25*[.$R76]+[.$K76];15*[.$Q76]+[.$M76])-10*[.$P76]-0.5*MAX([.$H76];[.$I76];[.$J76])-5*[.$O76]-[.$B76]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77]+[.C77]+[.D77]+[.E77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7]+[.O77]*2" office:value-type="float" office:value="75" calcext:value-type="float">
            <text:p>75</text:p>
          </table:table-cell>
          <table:table-cell/>
          <table:table-cell table:formula="of:=MAX(2*[.$L77]; 25*[.$R77]+[.$K77];15*[.$Q77]+[.$M77])-10*[.$P77]-0.5*MAX([.$H77];[.$I77];[.$J77])-5*[.$O77]-[.$B77]" office:value-type="float" office:value="-18.5" calcext:value-type="float">
            <text:p>-18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8]+[.C78]+[.D78]+[.E78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8]+[.O78]*2" office:value-type="float" office:value="50" calcext:value-type="float">
            <text:p>50</text:p>
          </table:table-cell>
          <table:table-cell/>
          <table:table-cell table:formula="of:=MAX(2*[.$L78]; 25*[.$R78]+[.$K78];15*[.$Q78]+[.$M78])-10*[.$P78]-0.5*MAX([.$H78];[.$I78];[.$J78])-5*[.$O78]-[.$B78]"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79]+[.C79]+[.D79]+[.E79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9]+[.O79]*2" office:value-type="float" office:value="58" calcext:value-type="float">
            <text:p>58</text:p>
          </table:table-cell>
          <table:table-cell/>
          <table:table-cell table:formula="of:=MAX(2*[.$L79]; 25*[.$R79]+[.$K79];15*[.$Q79]+[.$M79])-10*[.$P79]-0.5*MAX([.$H79];[.$I79];[.$J79])-5*[.$O79]-[.$B79]" office:value-type="float" office:value="-15" calcext:value-type="float">
            <text:p>-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0]+[.O80]*2" office:value-type="float" office:value="48" calcext:value-type="float">
            <text:p>48</text:p>
          </table:table-cell>
          <table:table-cell/>
          <table:table-cell table:formula="of:=MAX(2*[.$L80]; 25*[.$R80]+[.$K80];15*[.$Q80]+[.$M80])-10*[.$P80]-0.5*MAX([.$H80];[.$I80];[.$J80])-5*[.$O80]-[.$B80]" office:value-type="float" office:value="71.5" calcext:value-type="float">
            <text:p>71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1]+[.C81]+[.D81]+[.E81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1]+[.O81]*2" office:value-type="float" office:value="55" calcext:value-type="float">
            <text:p>55</text:p>
          </table:table-cell>
          <table:table-cell/>
          <table:table-cell table:formula="of:=MAX(2*[.$L81]; 25*[.$R81]+[.$K81];15*[.$Q81]+[.$M81])-10*[.$P81]-0.5*MAX([.$H81];[.$I81];[.$J81])-5*[.$O81]-[.$B81]" office:value-type="float" office:value="68.5" calcext:value-type="float">
            <text:p>68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2]+[.C82]+[.D82]+[.E82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4" calcext:value-type="float">
            <text:p>54</text:p>
          </table:table-cell>
          <table:table-cell/>
          <table:table-cell table:formula="of:=MAX(2*[.$L82]; 25*[.$R82]+[.$K82];15*[.$Q82]+[.$M82])-10*[.$P82]-0.5*MAX([.$H82];[.$I82];[.$J82])-5*[.$O82]-[.$B82]" office:value-type="float" office:value="59.5" calcext:value-type="float">
            <text:p>59,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pearman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/>
          <table:table-cell table:number-columns-repeated="2"/>
          <table:table-cell table:style-name="ce2" table:number-columns-repeated="997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-45" calcext:value-type="float">
            <text:p>-4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6]+[.C86]+[.D86]+[.E86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6]+[.O86]*2" office:value-type="float" office:value="67" calcext:value-type="float">
            <text:p>67</text:p>
          </table:table-cell>
          <table:table-cell/>
          <table:table-cell table:formula="of:=MAX(2*[.$L86]; 25*[.$R86]+[.$K86];15*[.$Q86]+[.$M86])-10*[.$P86]-0.5*MAX([.$H86];[.$I86];[.$J86])-5*[.$O86]-[.$B86]" office:value-type="float" office:value="-55" calcext:value-type="float">
            <text:p>-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7]+[.O87]*2" office:value-type="float" office:value="66" calcext:value-type="float">
            <text:p>66</text:p>
          </table:table-cell>
          <table:table-cell/>
          <table:table-cell table:formula="of:=MAX(2*[.$L87]; 25*[.$R87]+[.$K87];15*[.$Q87]+[.$M87])-10*[.$P87]-0.5*MAX([.$H87];[.$I87];[.$J87])-5*[.$O87]-[.$B87]" office:value-type="float" office:value="-59" calcext:value-type="float">
            <text:p>-5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78" calcext:value-type="float">
            <text:p>78</text:p>
          </table:table-cell>
          <table:table-cell/>
          <table:table-cell table:formula="of:=MAX(2*[.$L88]; 25*[.$R88]+[.$K88];15*[.$Q88]+[.$M88])-10*[.$P88]-0.5*MAX([.$H88];[.$I88];[.$J88])-5*[.$O88]-[.$B88]" office:value-type="float" office:value="-70" calcext:value-type="float">
            <text:p>-7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89]+[.C89]+[.D89]+[.E89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9]+[.O89]*2" office:value-type="float" office:value="59" calcext:value-type="float">
            <text:p>59</text:p>
          </table:table-cell>
          <table:table-cell/>
          <table:table-cell table:formula="of:=MAX(2*[.$L89]; 25*[.$R89]+[.$K89];15*[.$Q89]+[.$M89])-10*[.$P89]-0.5*MAX([.$H89];[.$I89];[.$J89])-5*[.$O89]-[.$B89]" office:value-type="float" office:value="-89" calcext:value-type="float">
            <text:p>-8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0]+[.O90]*2" office:value-type="float" office:value="52" calcext:value-type="float">
            <text:p>52</text:p>
          </table:table-cell>
          <table:table-cell/>
          <table:table-cell table:formula="of:=MAX(2*[.$L90]; 25*[.$R90]+[.$K90];15*[.$Q90]+[.$M90])-10*[.$P90]-0.5*MAX([.$H90];[.$I90];[.$J90])-5*[.$O90]-[.$B90]" office:value-type="float" office:value="-80.5" calcext:value-type="float">
            <text:p>-80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1]+[.C91]+[.D91]+[.E9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1]+[.O91]*2" office:value-type="float" office:value="58" calcext:value-type="float">
            <text:p>58</text:p>
          </table:table-cell>
          <table:table-cell/>
          <table:table-cell table:formula="of:=MAX(2*[.$L91]; 25*[.$R91]+[.$K91];15*[.$Q91]+[.$M91])-10*[.$P91]-0.5*MAX([.$H91];[.$I91];[.$J91])-5*[.$O91]-[.$B91]" office:value-type="float" office:value="-85" calcext:value-type="float">
            <text:p>-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2]+[.C92]+[.D92]+[.E92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5" calcext:value-type="float">
            <text:p>55</text:p>
          </table:table-cell>
          <table:table-cell/>
          <table:table-cell table:formula="of:=MAX(2*[.$L92]; 25*[.$R92]+[.$K92];15*[.$Q92]+[.$M92])-10*[.$P92]-0.5*MAX([.$H92];[.$I92];[.$J92])-5*[.$O92]-[.$B92]" office:value-type="float" office:value="-86.5" calcext:value-type="float">
            <text:p>-86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3]+[.O93]*2" office:value-type="float" office:value="63" calcext:value-type="float">
            <text:p>63</text:p>
          </table:table-cell>
          <table:table-cell/>
          <table:table-cell table:formula="of:=MAX(2*[.$L93]; 25*[.$R93]+[.$K93];15*[.$Q93]+[.$M93])-10*[.$P93]-0.5*MAX([.$H93];[.$I93];[.$J93])-5*[.$O93]-[.$B93]" office:value-type="float" office:value="-80.5" calcext:value-type="float">
            <text:p>-80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4]+[.C94]+[.D94]+[.E94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7" calcext:value-type="float">
            <text:p>57</text:p>
          </table:table-cell>
          <table:table-cell/>
          <table:table-cell table:formula="of:=MAX(2*[.$L94]; 25*[.$R94]+[.$K94];15*[.$Q94]+[.$M94])-10*[.$P94]-0.5*MAX([.$H94];[.$I94];[.$J94])-5*[.$O94]-[.$B94]" office:value-type="float" office:value="-69.5" calcext:value-type="float">
            <text:p>-69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95]+[.C95]+[.D95]+[.E95]-23" office:value-type="float" office:value="21" calcext:value-type="float">
            <text:p>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5]+[.O95]*2" office:value-type="float" office:value="64" calcext:value-type="float">
            <text:p>64</text:p>
          </table:table-cell>
          <table:table-cell/>
          <table:table-cell table:formula="of:=MAX(2*[.$L95]; 25*[.$R95]+[.$K95];15*[.$Q95]+[.$M95])-10*[.$P95]-0.5*MAX([.$H95];[.$I95];[.$J95])-5*[.$O95]-[.$B95]" office:value-type="float" office:value="-67" calcext:value-type="float">
            <text:p>-6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96]+[.C96]+[.D96]+[.E96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6]+[.O96]*2" office:value-type="float" office:value="70" calcext:value-type="float">
            <text:p>70</text:p>
          </table:table-cell>
          <table:table-cell/>
          <table:table-cell table:formula="of:=MAX(2*[.$L96]; 25*[.$R96]+[.$K96];15*[.$Q96]+[.$M96])-10*[.$P96]-0.5*MAX([.$H96];[.$I96];[.$J96])-5*[.$O96]-[.$B96]" office:value-type="float" office:value="-74" calcext:value-type="float">
            <text:p>-74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ikeman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/>
          <table:table-cell table:number-columns-repeated="2"/>
          <table:table-cell table:style-name="ce2" table:number-columns-repeated="997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9]+[.C99]+[.D99]+[.E99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60" calcext:value-type="float">
            <text:p>60</text:p>
          </table:table-cell>
          <table:table-cell/>
          <table:table-cell table:formula="of:=MAX(2*[.$L99]; 25*[.$R99]+[.$K99];15*[.$Q99]+[.$M99])-10*[.$P99]-0.5*MAX([.$H99];[.$I99];[.$J99])-5*[.$O99]-[.$B99]" office:value-type="float" office:value="-87.5" calcext:value-type="float">
            <text:p>-87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0]+[.C100]+[.D100]+[.E100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0]+[.O100]*2" office:value-type="float" office:value="67" calcext:value-type="float">
            <text:p>67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97.5" calcext:value-type="float">
            <text:p>-97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1]+[.C101]+[.D101]+[.E10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3" calcext:value-type="float">
            <text:p>63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69" calcext:value-type="float">
            <text:p>-6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02]+[.C102]+[.D102]+[.E102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02]+[.O102]*2" office:value-type="float" office:value="73" calcext:value-type="float">
            <text:p>73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80" calcext:value-type="float">
            <text:p>-8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3]+[.C103]+[.D103]+[.E103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3]+[.O103]*2" office:value-type="float" office:value="54" calcext:value-type="float">
            <text:p>54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98" calcext:value-type="float">
            <text:p>-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04]+[.C104]+[.D104]+[.E10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96" calcext:value-type="float">
            <text:p>-96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rcher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/>
          <table:table-cell/>
          <table:table-cell table:style-name="ce2" office:value-type="string" calcext:value-type="string">
            <text:p>Tmp Shield</text:p>
          </table:table-cell>
          <table:table-cell table:style-name="ce2" table:number-columns-repeated="997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7]+[.O107]*2" office:value-type="float" office:value="48" calcext:value-type="float">
            <text:p>48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161.5" calcext:value-type="float">
            <text:p>161,5</text:p>
          </table:table-cell>
          <table:table-cell table:formula="of:=[.Z107]-60" office:value-type="float" office:value="101.5" calcext:value-type="float">
            <text:p>101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8]+[.O108]*2" office:value-type="float" office:value="48" calcext:value-type="float">
            <text:p>48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156.5" calcext:value-type="float">
            <text:p>156,5</text:p>
          </table:table-cell>
          <table:table-cell table:formula="of:=[.Z108]-60" office:value-type="float" office:value="96.5" calcext:value-type="float">
            <text:p>96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9]+[.O109]*2" office:value-type="float" office:value="51" calcext:value-type="float">
            <text:p>51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140.5" calcext:value-type="float">
            <text:p>140,5</text:p>
          </table:table-cell>
          <table:table-cell table:formula="of:=[.Z109]-60" office:value-type="float" office:value="80.5" calcext:value-type="float">
            <text:p>80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 Heavy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53" calcext:value-type="float">
            <text:p>5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138.5" calcext:value-type="float">
            <text:p>138,5</text:p>
          </table:table-cell>
          <table:table-cell table:formula="of:=[.Z110]-60" office:value-type="float" office:value="78.5" calcext:value-type="float">
            <text:p>78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11]+[.C111]+[.D111]+[.E111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1]+[.O111]*2" office:value-type="float" office:value="46" calcext:value-type="float">
            <text:p>46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181" calcext:value-type="float">
            <text:p>181</text:p>
          </table:table-cell>
          <table:table-cell table:formula="of:=[.Z111]-60" office:value-type="float" office:value="121" calcext:value-type="float">
            <text:p>1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12]+[.C112]+[.D112]+[.E11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1" calcext:value-type="float">
            <text:p>51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178" calcext:value-type="float">
            <text:p>178</text:p>
          </table:table-cell>
          <table:table-cell table:formula="of:=[.Z112]-60" office:value-type="float" office:value="118" calcext:value-type="float">
            <text:p>11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3]+[.O113]*2" office:value-type="float" office:value="52" calcext:value-type="float">
            <text:p>52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187" calcext:value-type="float">
            <text:p>187</text:p>
          </table:table-cell>
          <table:table-cell table:formula="of:=[.Z113]-60" office:value-type="float" office:value="127" calcext:value-type="float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14]+[.C114]+[.D114]+[.E114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4]+[.O114]*2" office:value-type="float" office:value="58" calcext:value-type="float">
            <text:p>58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163" calcext:value-type="float">
            <text:p>163</text:p>
          </table:table-cell>
          <table:table-cell table:formula="of:=[.Z114]-60" office:value-type="float" office:value="103" calcext:value-type="float">
            <text:p>10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15]+[.C115]+[.D115]+[.E115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64" calcext:value-type="float">
            <text:p>64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150.5" calcext:value-type="float">
            <text:p>150,5</text:p>
          </table:table-cell>
          <table:table-cell table:formula="of:=[.Z115]-60" office:value-type="float" office:value="90.5" calcext:value-type="float">
            <text:p>90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6]+[.C116]+[.D116]+[.E11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6]+[.O116]*2" office:value-type="float" office:value="46" calcext:value-type="float">
            <text:p>46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144" calcext:value-type="float">
            <text:p>144</text:p>
          </table:table-cell>
          <table:table-cell table:formula="of:=[.Z116]-60" office:value-type="float" office:value="84" calcext:value-type="float">
            <text:p>8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7]+[.C117]+[.D117]+[.E117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7]+[.O117]*2" office:value-type="float" office:value="47" calcext:value-type="float">
            <text:p>47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182.5" calcext:value-type="float">
            <text:p>182,5</text:p>
          </table:table-cell>
          <table:table-cell table:formula="of:=[.Z117]-60" office:value-type="float" office:value="122.5" calcext:value-type="float">
            <text:p>122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18]+[.C118]+[.D118]+[.E118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8]+[.O118]*2" office:value-type="float" office:value="52" calcext:value-type="float">
            <text:p>52</text:p>
          </table:table-cell>
          <table:table-cell/>
          <table:table-cell table:formula="of:=MAX(2*[.$L118]; 25*[.$R118]+[.$K118];15*[.$Q118]+[.$M118])-10*[.$P118]-0.5*MAX([.$H118];[.$I118];[.$J118])-5*[.$O118]-[.$B118]" office:value-type="float" office:value="157" calcext:value-type="float">
            <text:p>157</text:p>
          </table:table-cell>
          <table:table-cell table:formula="of:=[.Z118]-60" office:value-type="float" office:value="97" calcext:value-type="float">
            <text:p>9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19]+[.C119]+[.D119]+[.E119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9]+[.O119]*2" office:value-type="float" office:value="50" calcext:value-type="float">
            <text:p>50</text:p>
          </table:table-cell>
          <table:table-cell/>
          <table:table-cell table:formula="of:=MAX(2*[.$L119]; 25*[.$R119]+[.$K119];15*[.$Q119]+[.$M119])-10*[.$P119]-0.5*MAX([.$H119];[.$I119];[.$J119])-5*[.$O119]-[.$B119]" office:value-type="float" office:value="139.5" calcext:value-type="float">
            <text:p>139,5</text:p>
          </table:table-cell>
          <table:table-cell table:formula="of:=[.Z119]-60" office:value-type="float" office:value="79.5" calcext:value-type="float">
            <text:p>79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0]+[.C120]+[.D120]+[.E12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52" calcext:value-type="float">
            <text:p>52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157.5" calcext:value-type="float">
            <text:p>157,5</text:p>
          </table:table-cell>
          <table:table-cell table:formula="of:=[.Z120]-60" office:value-type="float" office:value="97.5" calcext:value-type="float">
            <text:p>97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1]+[.C121]+[.D121]+[.E12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55" calcext:value-type="float">
            <text:p>55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149" calcext:value-type="float">
            <text:p>149</text:p>
          </table:table-cell>
          <table:table-cell table:formula="of:=[.Z121]-60" office:value-type="float" office:value="89" calcext:value-type="float">
            <text:p>8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2]+[.C122]+[.D122]+[.E12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2]+[.O122]*2" office:value-type="float" office:value="55" calcext:value-type="float">
            <text:p>55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124" calcext:value-type="float">
            <text:p>124</text:p>
          </table:table-cell>
          <table:table-cell table:formula="of:=[.Z122]-60" office:value-type="float" office:value="64" calcext:value-type="float">
            <text:p>6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23]+[.C123]+[.D123]+[.E12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3]+[.O123]*2" office:value-type="float" office:value="58" calcext:value-type="float">
            <text:p>58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67.5" calcext:value-type="float">
            <text:p>67,5</text:p>
          </table:table-cell>
          <table:table-cell table:formula="of:=[.Z123]-60" office:value-type="float" office:value="7.5" calcext:value-type="float">
            <text:p>7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4]+[.C124]+[.D124]+[.E124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7" calcext:value-type="float">
            <text:p>57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119" calcext:value-type="float">
            <text:p>119</text:p>
          </table:table-cell>
          <table:table-cell table:formula="of:=[.Z124]-60" office:value-type="float" office:value="59" calcext:value-type="float">
            <text:p>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5]+[.C125]+[.D125]+[.E125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5]+[.O125]*2" office:value-type="float" office:value="48" calcext:value-type="float">
            <text:p>48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151" calcext:value-type="float">
            <text:p>151</text:p>
          </table:table-cell>
          <table:table-cell table:formula="of:=[.Z125]-60" office:value-type="float" office:value="91" calcext:value-type="float">
            <text:p>9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6]+[.C126]+[.D126]+[.E126]-23" office:value-type="float" office:value="21" calcext:value-type="float">
            <text:p>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6]+[.O126]*2" office:value-type="float" office:value="55" calcext:value-type="float">
            <text:p>55</text:p>
          </table:table-cell>
          <table:table-cell/>
          <table:table-cell table:formula="of:=MAX(2*[.$L126]; 25*[.$R126]+[.$K126];15*[.$Q126]+[.$M126])-10*[.$P126]-0.5*MAX([.$H126];[.$I126];[.$J126])-5*[.$O126]-[.$B126]" office:value-type="float" office:value="123" calcext:value-type="float">
            <text:p>123</text:p>
          </table:table-cell>
          <table:table-cell table:formula="of:=[.Z126]-60" office:value-type="float" office:value="63" calcext:value-type="float">
            <text:p>6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27]+[.C127]+[.D127]+[.E12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7]+[.O127]*2" office:value-type="float" office:value="63" calcext:value-type="float">
            <text:p>63</text:p>
          </table:table-cell>
          <table:table-cell/>
          <table:table-cell table:formula="of:=MAX(2*[.$L127]; 25*[.$R127]+[.$K127];15*[.$Q127]+[.$M127])-10*[.$P127]-0.5*MAX([.$H127];[.$I127];[.$J127])-5*[.$O127]-[.$B127]" office:value-type="float" office:value="91.5" calcext:value-type="float">
            <text:p>91,5</text:p>
          </table:table-cell>
          <table:table-cell table:formula="of:=[.Z127]-60" office:value-type="float" office:value="31.5" calcext:value-type="float">
            <text:p>31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28]+[.C128]+[.D128]+[.E12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7" calcext:value-type="float">
            <text:p>47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72.5" calcext:value-type="float">
            <text:p>172,5</text:p>
          </table:table-cell>
          <table:table-cell table:formula="of:=[.Z128]-60" office:value-type="float" office:value="112.5" calcext:value-type="float">
            <text:p>112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9]+[.C129]+[.D129]+[.E129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1" calcext:value-type="float">
            <text:p>51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0.5" calcext:value-type="float">
            <text:p>150,5</text:p>
          </table:table-cell>
          <table:table-cell table:formula="of:=[.Z129]-60" office:value-type="float" office:value="90.5" calcext:value-type="float">
            <text:p>90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0]+[.C130]+[.D130]+[.E130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6" calcext:value-type="float">
            <text:p>56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52.5" calcext:value-type="float">
            <text:p>152,5</text:p>
          </table:table-cell>
          <table:table-cell table:formula="of:=[.Z130]-60" office:value-type="float" office:value="92.5" calcext:value-type="float">
            <text:p>92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cenary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31]+[.C131]+[.D131]+[.E131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44" calcext:value-type="float">
            <text:p>44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41" calcext:value-type="float">
            <text:p>141</text:p>
          </table:table-cell>
          <table:table-cell table:formula="of:=[.Z131]-60" office:value-type="float" office:value="81" calcext:value-type="float">
            <text:p>81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rossbowman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/>
          <table:table-cell table:number-columns-repeated="2"/>
          <table:table-cell table:style-name="ce2" table:number-columns-repeated="997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4]+[.C134]+[.D134]+[.E134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1" calcext:value-type="float">
            <text:p>51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70.5" calcext:value-type="float">
            <text:p>170,5</text:p>
          </table:table-cell>
          <table:table-cell table:formula="of:=[.Z134]-60" office:value-type="float" office:value="110.5" calcext:value-type="float">
            <text:p>110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5]+[.C135]+[.D135]+[.E135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5]+[.O135]*2" office:value-type="float" office:value="55" calcext:value-type="float">
            <text:p>55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36" calcext:value-type="float">
            <text:p>136</text:p>
          </table:table-cell>
          <table:table-cell table:formula="of:=[.Z135]-60" office:value-type="float" office:value="76" calcext:value-type="float">
            <text:p>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6]+[.C136]+[.D136]+[.E136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36]+[.O136]*2" office:value-type="float" office:value="63" calcext:value-type="float">
            <text:p>63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79.5" calcext:value-type="float">
            <text:p>79,5</text:p>
          </table:table-cell>
          <table:table-cell table:formula="of:=[.Z136]-60" office:value-type="float" office:value="19.5" calcext:value-type="float">
            <text:p>19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7]+[.O137]*2" office:value-type="float" office:value="57" calcext:value-type="float">
            <text:p>57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29" calcext:value-type="float">
            <text:p>129</text:p>
          </table:table-cell>
          <table:table-cell table:formula="of:=[.Z137]-60" office:value-type="float" office:value="69" calcext:value-type="float">
            <text:p>6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9" calcext:value-type="float">
            <text:p>49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7.5" calcext:value-type="float">
            <text:p>187,5</text:p>
          </table:table-cell>
          <table:table-cell table:formula="of:=[.Z138]-60" office:value-type="float" office:value="127.5" calcext:value-type="float">
            <text:p>127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5" calcext:value-type="float">
            <text:p>55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38" calcext:value-type="float">
            <text:p>138</text:p>
          </table:table-cell>
          <table:table-cell table:formula="of:=[.Z139]-60" office:value-type="float" office:value="78" calcext:value-type="float">
            <text:p>7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0]+[.C140]+[.D140]+[.E140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0]+[.O140]*2" office:value-type="float" office:value="63" calcext:value-type="float">
            <text:p>63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96.5" calcext:value-type="float">
            <text:p>96,5</text:p>
          </table:table-cell>
          <table:table-cell table:formula="of:=[.Z140]-60" office:value-type="float" office:value="36.5" calcext:value-type="float">
            <text:p>36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1]+[.C141]+[.D141]+[.E141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1]+[.O141]*2" office:value-type="float" office:value="51" calcext:value-type="float">
            <text:p>51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18" calcext:value-type="float">
            <text:p>118</text:p>
          </table:table-cell>
          <table:table-cell table:formula="of:=[.Z141]-60" office:value-type="float" office:value="58" calcext:value-type="float">
            <text:p>5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2]+[.O142]*2" office:value-type="float" office:value="56" calcext:value-type="float">
            <text:p>56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75" calcext:value-type="float">
            <text:p>75</text:p>
          </table:table-cell>
          <table:table-cell table:formula="of:=[.Z142]-60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cenary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43]+[.C143]+[.D143]+[.E143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3]+[.O143]*2" office:value-type="float" office:value="48" calcext:value-type="float">
            <text:p>48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06.5" calcext:value-type="float">
            <text:p>106,5</text:p>
          </table:table-cell>
          <table:table-cell table:formula="of:=[.Z143]-60" office:value-type="float" office:value="46.5" calcext:value-type="float">
            <text:p>46,5</text:p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[.Z144]-60" office:value-type="float" office:value="-60" calcext:value-type="float">
            <text:p>-6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Cavalr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/>
          <table:table-cell/>
          <table:table-cell table:formula="of:=[.Z145]-60" office:value-type="float" office:value="-60" calcext:value-type="float">
            <text:p>-60</text:p>
          </table:table-cell>
          <table:table-cell table:style-name="ce2" table:number-columns-repeated="997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6]+[.C146]+[.D146]+[.E14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6]+[.O146]*2" office:value-type="float" office:value="53" calcext:value-type="float">
            <text:p>53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-27" calcext:value-type="float">
            <text:p>-27</text:p>
          </table:table-cell>
          <table:table-cell table:formula="of:=[.Z146]-60" office:value-type="float" office:value="-87" calcext:value-type="float">
            <text:p>-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7]+[.O147]*2" office:value-type="float" office:value="55" calcext:value-type="float">
            <text:p>55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-24" calcext:value-type="float">
            <text:p>-24</text:p>
          </table:table-cell>
          <table:table-cell table:formula="of:=[.Z147]-60" office:value-type="float" office:value="-84" calcext:value-type="float">
            <text:p>-8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8]+[.O148]*2" office:value-type="float" office:value="52" calcext:value-type="float">
            <text:p>52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144.5" calcext:value-type="float">
            <text:p>144,5</text:p>
          </table:table-cell>
          <table:table-cell table:formula="of:=[.Z148]-60" office:value-type="float" office:value="84.5" calcext:value-type="float">
            <text:p>84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49]+[.C149]+[.D149]+[.E149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49]+[.O149]*2" office:value-type="float" office:value="58" calcext:value-type="float">
            <text:p>58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10" calcext:value-type="float">
            <text:p>110</text:p>
          </table:table-cell>
          <table:table-cell table:formula="of:=[.Z149]-60" office:value-type="float" office:value="50" calcext:value-type="float">
            <text:p>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50]+[.C150]+[.D150]+[.E150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0]+[.O150]*2" office:value-type="float" office:value="62" calcext:value-type="float">
            <text:p>62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-32.5" calcext:value-type="float">
            <text:p>-32,5</text:p>
          </table:table-cell>
          <table:table-cell table:formula="of:=[.Z150]-60" office:value-type="float" office:value="-92.5" calcext:value-type="float">
            <text:p>-92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51]+[.C151]+[.D151]+[.E151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1]+[.O151]*2" office:value-type="float" office:value="67" calcext:value-type="float">
            <text:p>67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-43.5" calcext:value-type="float">
            <text:p>-43,5</text:p>
          </table:table-cell>
          <table:table-cell table:formula="of:=[.Z151]-60" office:value-type="float" office:value="-103.5" calcext:value-type="float">
            <text:p>-103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52]+[.C152]+[.D152]+[.E152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2]+[.O152]*2" office:value-type="float" office:value="73" calcext:value-type="float">
            <text:p>73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-37" calcext:value-type="float">
            <text:p>-37</text:p>
          </table:table-cell>
          <table:table-cell table:formula="of:=[.Z152]-60" office:value-type="float" office:value="-97" calcext:value-type="float">
            <text:p>-9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53]+[.C153]+[.D153]+[.E153]-23" office:value-type="float" office:value="16" calcext:value-type="float">
            <text:p>16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3]+[.O153]*2" office:value-type="float" office:value="47" calcext:value-type="float">
            <text:p>47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-32.5" calcext:value-type="float">
            <text:p>-32,5</text:p>
          </table:table-cell>
          <table:table-cell table:formula="of:=[.Z153]-60" office:value-type="float" office:value="-92.5" calcext:value-type="float">
            <text:p>-92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4]+[.C154]+[.D154]+[.E154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4]+[.O154]*2" office:value-type="float" office:value="50" calcext:value-type="float">
            <text:p>50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-51" calcext:value-type="float">
            <text:p>-51</text:p>
          </table:table-cell>
          <table:table-cell table:formula="of:=[.Z154]-60" office:value-type="float" office:value="-111" calcext:value-type="float">
            <text:p>-1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55]+[.C155]+[.D155]+[.E155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5]+[.O155]*2" office:value-type="float" office:value="57" calcext:value-type="float">
            <text:p>57</text:p>
          </table:table-cell>
          <table:table-cell/>
          <table:table-cell table:formula="of:=MAX(2*[.$L155]; 25*[.$R155]+[.$K155];15*[.$Q155]+[.$M155])-10*[.$P155]-0.5*MAX([.$H155];[.$I155];[.$J155])-5*[.$O155]-[.$B155]" office:value-type="float" office:value="-59" calcext:value-type="float">
            <text:p>-59</text:p>
          </table:table-cell>
          <table:table-cell table:formula="of:=[.Z155]-60" office:value-type="float" office:value="-119" calcext:value-type="float">
            <text:p>-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6]+[.O156]*2" office:value-type="float" office:value="60" calcext:value-type="float">
            <text:p>60</text:p>
          </table:table-cell>
          <table:table-cell/>
          <table:table-cell table:formula="of:=MAX(2*[.$L156]; 25*[.$R156]+[.$K156];15*[.$Q156]+[.$M156])-10*[.$P156]-0.5*MAX([.$H156];[.$I156];[.$J156])-5*[.$O156]-[.$B156]" office:value-type="float" office:value="-60" calcext:value-type="float">
            <text:p>-60</text:p>
          </table:table-cell>
          <table:table-cell table:formula="of:=[.Z156]-60" office:value-type="float" office:value="-120" calcext:value-type="float">
            <text:p>-1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57]+[.C157]+[.D157]+[.E15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7]+[.O157]*2" office:value-type="float" office:value="64" calcext:value-type="float">
            <text:p>64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-84.5" calcext:value-type="float">
            <text:p>-84,5</text:p>
          </table:table-cell>
          <table:table-cell table:formula="of:=[.Z157]-60" office:value-type="float" office:value="-144.5" calcext:value-type="float">
            <text:p>-144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58]+[.O158]*2" office:value-type="float" office:value="47" calcext:value-type="float">
            <text:p>47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0" calcext:value-type="float">
            <text:p>0</text:p>
          </table:table-cell>
          <table:table-cell table:formula="of:=[.Z158]-60" office:value-type="float" office:value="-60" calcext:value-type="float">
            <text:p>-60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9]+[.C159]+[.D159]+[.E15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9]+[.O159]*2" office:value-type="float" office:value="52" calcext:value-type="float">
            <text:p>52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-68" calcext:value-type="float">
            <text:p>-68</text:p>
          </table:table-cell>
          <table:table-cell table:formula="of:=[.Z159]-60" office:value-type="float" office:value="-128" calcext:value-type="float">
            <text:p>-12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0]+[.C160]+[.D160]+[.E160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0]+[.O160]*2" office:value-type="float" office:value="54" calcext:value-type="float">
            <text:p>54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-28" calcext:value-type="float">
            <text:p>-28</text:p>
          </table:table-cell>
          <table:table-cell table:formula="of:=[.Z160]-60" office:value-type="float" office:value="-88" calcext:value-type="float">
            <text:p>-88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1]+[.C161]+[.D161]+[.E161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1]+[.O161]*2" office:value-type="float" office:value="58" calcext:value-type="float">
            <text:p>58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-75" calcext:value-type="float">
            <text:p>-75</text:p>
          </table:table-cell>
          <table:table-cell table:formula="of:=[.Z161]-60" office:value-type="float" office:value="-135" calcext:value-type="float">
            <text:p>-13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2]+[.C162]+[.D162]+[.E162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2]+[.O162]*2" office:value-type="float" office:value="62" calcext:value-type="float">
            <text:p>62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-77" calcext:value-type="float">
            <text:p>-77</text:p>
          </table:table-cell>
          <table:table-cell table:formula="of:=[.Z162]-60" office:value-type="float" office:value="-137" calcext:value-type="float">
            <text:p>-13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63]+[.C163]+[.D163]+[.E163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3]+[.O163]*2" office:value-type="float" office:value="59" calcext:value-type="float">
            <text:p>59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-51" calcext:value-type="float">
            <text:p>-51</text:p>
          </table:table-cell>
          <table:table-cell table:formula="of:=[.Z163]-60" office:value-type="float" office:value="-111" calcext:value-type="float">
            <text:p>-111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4]+[.C164]+[.D164]+[.E164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4]+[.O164]*2" office:value-type="float" office:value="65" calcext:value-type="float">
            <text:p>65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-88" calcext:value-type="float">
            <text:p>-88</text:p>
          </table:table-cell>
          <table:table-cell table:formula="of:=[.Z164]-60" office:value-type="float" office:value="-148" calcext:value-type="float">
            <text:p>-1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65]+[.C165]+[.D165]+[.E165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-64.5" calcext:value-type="float">
            <text:p>-64,5</text:p>
          </table:table-cell>
          <table:table-cell table:formula="of:=[.Z165]-60" office:value-type="float" office:value="-124.5" calcext:value-type="float">
            <text:p>-124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6]+[.C166]+[.D166]+[.E166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-47.5" calcext:value-type="float">
            <text:p>-47,5</text:p>
          </table:table-cell>
          <table:table-cell table:formula="of:=[.Z166]-60" office:value-type="float" office:value="-107.5" calcext:value-type="float">
            <text:p>-107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7]+[.C167]+[.D167]+[.E167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67]+[.O167]*2" office:value-type="float" office:value="57" calcext:value-type="float">
            <text:p>57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-64" calcext:value-type="float">
            <text:p>-64</text:p>
          </table:table-cell>
          <table:table-cell table:formula="of:=[.Z167]-60" office:value-type="float" office:value="-124" calcext:value-type="float">
            <text:p>-12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8]+[.C168]+[.D168]+[.E16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68]+[.O168]*2" office:value-type="float" office:value="54" calcext:value-type="float">
            <text:p>54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-28" calcext:value-type="float">
            <text:p>-28</text:p>
          </table:table-cell>
          <table:table-cell table:formula="of:=[.Z168]-60" office:value-type="float" office:value="-88" calcext:value-type="float">
            <text:p>-8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69]+[.C169]+[.D169]+[.E16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69]+[.O169]*2" office:value-type="float" office:value="61" calcext:value-type="float">
            <text:p>61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-63.5" calcext:value-type="float">
            <text:p>-63,5</text:p>
          </table:table-cell>
          <table:table-cell table:formula="of:=[.Z169]-60" office:value-type="float" office:value="-123.5" calcext:value-type="float">
            <text:p>-123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70]+[.C170]+[.D170]+[.E170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0]+[.O170]*2" office:value-type="float" office:value="57" calcext:value-type="float">
            <text:p>57</text:p>
          </table:table-cell>
          <table:table-cell/>
          <table:table-cell table:formula="of:=MAX(2*[.$L170]; 25*[.$R170]+[.$K170];15*[.$Q170]+[.$M170])-10*[.$P170]-0.5*MAX([.$H170];[.$I170];[.$J170])-5*[.$O170]-[.$B170]" office:value-type="float" office:value="-69.5" calcext:value-type="float">
            <text:p>-69,5</text:p>
          </table:table-cell>
          <table:table-cell table:formula="of:=[.Z170]-60" office:value-type="float" office:value="-129.5" calcext:value-type="float">
            <text:p>-129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1]+[.C171]+[.D171]+[.E171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1]+[.O171]*2" office:value-type="float" office:value="64" calcext:value-type="float">
            <text:p>64</text:p>
          </table:table-cell>
          <table:table-cell/>
          <table:table-cell table:formula="of:=MAX(2*[.$L171]; 25*[.$R171]+[.$K171];15*[.$Q171]+[.$M171])-10*[.$P171]-0.5*MAX([.$H171];[.$I171];[.$J171])-5*[.$O171]-[.$B171]" office:value-type="float" office:value="-77.5" calcext:value-type="float">
            <text:p>-77,5</text:p>
          </table:table-cell>
          <table:table-cell table:formula="of:=[.Z171]-60" office:value-type="float" office:value="-137.5" calcext:value-type="float">
            <text:p>-137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2]+[.O172]*2" office:value-type="float" office:value="58" calcext:value-type="float">
            <text:p>58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33" calcext:value-type="float">
            <text:p>-33</text:p>
          </table:table-cell>
          <table:table-cell table:formula="of:=[.Z172]-60" office:value-type="float" office:value="-93" calcext:value-type="float">
            <text:p>-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3]+[.C173]+[.D173]+[.E173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3]+[.O173]*2" office:value-type="float" office:value="71" calcext:value-type="float">
            <text:p>71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48" calcext:value-type="float">
            <text:p>-48</text:p>
          </table:table-cell>
          <table:table-cell table:formula="of:=[.Z173]-60" office:value-type="float" office:value="-108" calcext:value-type="float">
            <text:p>-1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74]+[.C174]+[.D174]+[.E174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78" calcext:value-type="float">
            <text:p>78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-15.5" calcext:value-type="float">
            <text:p>-15,5</text:p>
          </table:table-cell>
          <table:table-cell table:formula="of:=[.Z174]-60" office:value-type="float" office:value="-75.5" calcext:value-type="float">
            <text:p>-75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Heroic Rider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75]+[.C175]+[.D175]+[.E175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5]+[.O175]*2" office:value-type="float" office:value="67" calcext:value-type="float">
            <text:p>67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34.5" calcext:value-type="float">
            <text:p>34,5</text:p>
          </table:table-cell>
          <table:table-cell table:formula="of:=[.Z175]-60" office:value-type="float" office:value="-25.5" calcext:value-type="float">
            <text:p>-25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6]+[.C176]+[.D176]+[.E176]-23" office:value-type="float" office:value="26" calcext:value-type="float">
            <text:p>2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76]+[.O176]*2" office:value-type="float" office:value="54" calcext:value-type="float">
            <text:p>54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0" calcext:value-type="float">
            <text:p>0</text:p>
          </table:table-cell>
          <table:table-cell table:formula="of:=[.Z176]-60" office:value-type="float" office:value="-60" calcext:value-type="float">
            <text:p>-6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77]+[.C177]+[.D177]+[.E177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7]+[.O177]*2" office:value-type="float" office:value="59" calcext:value-type="float">
            <text:p>59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51" calcext:value-type="float">
            <text:p>-51</text:p>
          </table:table-cell>
          <table:table-cell table:formula="of:=[.Z177]-60" office:value-type="float" office:value="-111" calcext:value-type="float">
            <text:p>-1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178]+[.C178]+[.D178]+[.E178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64" calcext:value-type="float">
            <text:p>64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81.5" calcext:value-type="float">
            <text:p>-81,5</text:p>
          </table:table-cell>
          <table:table-cell table:formula="of:=[.Z178]-60" office:value-type="float" office:value="-141.5" calcext:value-type="float">
            <text:p>-141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79]+[.C179]+[.D179]+[.E179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7.5" calcext:value-type="float">
            <text:p>-7,5</text:p>
          </table:table-cell>
          <table:table-cell table:formula="of:=[.Z179]-60" office:value-type="float" office:value="-67.5" calcext:value-type="float">
            <text:p>-67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0]+[.C180]+[.D180]+[.E18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0]+[.O180]*2" office:value-type="float" office:value="52" calcext:value-type="float">
            <text:p>52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8" calcext:value-type="float">
            <text:p>-8</text:p>
          </table:table-cell>
          <table:table-cell table:formula="of:=[.Z180]-60" office:value-type="float" office:value="-68" calcext:value-type="float">
            <text:p>-68</text:p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[.Z181]-60" office:value-type="float" office:value="-60" calcext:value-type="float">
            <text:p>-6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Lancer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/>
          <table:table-cell/>
          <table:table-cell table:formula="of:=[.Z182]-60" office:value-type="float" office:value="-60" calcext:value-type="float">
            <text:p>-60</text:p>
          </table:table-cell>
          <table:table-cell table:style-name="ce2" table:number-columns-repeated="997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3]+[.C183]+[.D183]+[.E183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52" calcext:value-type="float">
            <text:p>52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33" calcext:value-type="float">
            <text:p>-33</text:p>
          </table:table-cell>
          <table:table-cell table:formula="of:=[.Z183]-60" office:value-type="float" office:value="-93" calcext:value-type="float">
            <text:p>-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4]+[.C184]+[.D184]+[.E184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4]+[.O184]*2" office:value-type="float" office:value="57" calcext:value-type="float">
            <text:p>5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54" calcext:value-type="float">
            <text:p>-54</text:p>
          </table:table-cell>
          <table:table-cell table:formula="of:=[.Z184]-60" office:value-type="float" office:value="-114" calcext:value-type="float">
            <text:p>-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85]+[.C185]+[.D185]+[.E185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5]+[.O185]*2" office:value-type="float" office:value="70" calcext:value-type="float">
            <text:p>70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-77" calcext:value-type="float">
            <text:p>-77</text:p>
          </table:table-cell>
          <table:table-cell table:formula="of:=[.Z185]-60" office:value-type="float" office:value="-137" calcext:value-type="float">
            <text:p>-13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6]+[.C186]+[.D186]+[.E186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6]+[.O186]*2" office:value-type="float" office:value="52" calcext:value-type="float">
            <text:p>52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10.5" calcext:value-type="float">
            <text:p>-10,5</text:p>
          </table:table-cell>
          <table:table-cell table:formula="of:=[.Z186]-60" office:value-type="float" office:value="-70.5" calcext:value-type="float">
            <text:p>-70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7]+[.O187]*2" office:value-type="float" office:value="61" calcext:value-type="float">
            <text:p>61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-83.5" calcext:value-type="float">
            <text:p>-83,5</text:p>
          </table:table-cell>
          <table:table-cell table:formula="of:=[.Z187]-60" office:value-type="float" office:value="-143.5" calcext:value-type="float">
            <text:p>-143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88]+[.C188]+[.D188]+[.E188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8]+[.O188]*2" office:value-type="float" office:value="66" calcext:value-type="float">
            <text:p>66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96.5" calcext:value-type="float">
            <text:p>-96,5</text:p>
          </table:table-cell>
          <table:table-cell table:formula="of:=[.Z188]-60" office:value-type="float" office:value="-156.5" calcext:value-type="float">
            <text:p>-156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9]+[.C189]+[.D189]+[.E18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9]+[.O189]*2" office:value-type="float" office:value="55" calcext:value-type="float">
            <text:p>55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87" calcext:value-type="float">
            <text:p>-87</text:p>
          </table:table-cell>
          <table:table-cell table:formula="of:=[.Z189]-60" office:value-type="float" office:value="-147" calcext:value-type="float">
            <text:p>-14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0]+[.C190]+[.D190]+[.E190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0]+[.O190]*2" office:value-type="float" office:value="62" calcext:value-type="float">
            <text:p>62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-100" calcext:value-type="float">
            <text:p>-100</text:p>
          </table:table-cell>
          <table:table-cell table:formula="of:=[.Z190]-60" office:value-type="float" office:value="-160" calcext:value-type="float">
            <text:p>-16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91]+[.C191]+[.D191]+[.E191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1]+[.O191]*2" office:value-type="float" office:value="66" calcext:value-type="float">
            <text:p>66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120" calcext:value-type="float">
            <text:p>-120</text:p>
          </table:table-cell>
          <table:table-cell table:formula="of:=[.Z191]-60" office:value-type="float" office:value="-180" calcext:value-type="float">
            <text:p>-1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192]+[.C192]+[.D192]+[.E192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92]+[.O192]*2" office:value-type="float" office:value="72" calcext:value-type="float">
            <text:p>72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131.5" calcext:value-type="float">
            <text:p>-131,5</text:p>
          </table:table-cell>
          <table:table-cell table:formula="of:=[.Z192]-60" office:value-type="float" office:value="-191.5" calcext:value-type="float">
            <text:p>-191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3]+[.C193]+[.D193]+[.E193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3]+[.O193]*2" office:value-type="float" office:value="49" calcext:value-type="float">
            <text:p>49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37" calcext:value-type="float">
            <text:p>-37</text:p>
          </table:table-cell>
          <table:table-cell table:formula="of:=[.Z193]-60" office:value-type="float" office:value="-97" calcext:value-type="float">
            <text:p>-9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94]+[.C194]+[.D194]+[.E194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4]+[.O194]*2" office:value-type="float" office:value="64" calcext:value-type="float">
            <text:p>64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66.5" calcext:value-type="float">
            <text:p>-66,5</text:p>
          </table:table-cell>
          <table:table-cell table:formula="of:=[.Z194]-60" office:value-type="float" office:value="-126.5" calcext:value-type="float">
            <text:p>-126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95]+[.C195]+[.D195]+[.E19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95]+[.O195]*2" office:value-type="float" office:value="57" calcext:value-type="float">
            <text:p>57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42" calcext:value-type="float">
            <text:p>-42</text:p>
          </table:table-cell>
          <table:table-cell table:formula="of:=[.Z195]-60" office:value-type="float" office:value="-102" calcext:value-type="float">
            <text:p>-10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6]+[.C196]+[.D196]+[.E19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6]+[.O196]*2" office:value-type="float" office:value="63" calcext:value-type="float">
            <text:p>63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44" calcext:value-type="float">
            <text:p>-44</text:p>
          </table:table-cell>
          <table:table-cell table:formula="of:=[.Z196]-60" office:value-type="float" office:value="-104" calcext:value-type="float">
            <text:p>-1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197]+[.C197]+[.D197]+[.E19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74" calcext:value-type="float">
            <text:p>7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13" calcext:value-type="float">
            <text:p>-13</text:p>
          </table:table-cell>
          <table:table-cell table:formula="of:=[.Z197]-60" office:value-type="float" office:value="-73" calcext:value-type="float">
            <text:p>-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98]+[.C198]+[.D198]+[.E19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8]+[.O198]*2" office:value-type="float" office:value="47" calcext:value-type="float">
            <text:p>47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52" calcext:value-type="float">
            <text:p>-52</text:p>
          </table:table-cell>
          <table:table-cell table:formula="of:=[.Z198]-60" office:value-type="float" office:value="-112" calcext:value-type="float">
            <text:p>-1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9]+[.C199]+[.D199]+[.E19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9]+[.O199]*2" office:value-type="float" office:value="56" calcext:value-type="float">
            <text:p>56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77.5" calcext:value-type="float">
            <text:p>-77,5</text:p>
          </table:table-cell>
          <table:table-cell table:formula="of:=[.Z199]-60" office:value-type="float" office:value="-137.5" calcext:value-type="float">
            <text:p>-137,5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unted Skirmisher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/>
          <table:table-cell table:number-columns-repeated="2"/>
          <table:table-cell table:style-name="ce2" table:number-columns-repeated="997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2]+[.C202]+[.D202]+[.E202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2]+[.O202]*2" office:value-type="float" office:value="49" calcext:value-type="float">
            <text:p>49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8" calcext:value-type="float">
            <text:p>38</text:p>
          </table:table-cell>
          <table:table-cell table:formula="of:=[.Z202]-60" office:value-type="float" office:value="-22" calcext:value-type="float">
            <text:p>-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3]+[.C203]+[.D203]+[.E203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03]+[.O203]*2" office:value-type="float" office:value="48" calcext:value-type="float">
            <text:p>48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51" calcext:value-type="float">
            <text:p>51</text:p>
          </table:table-cell>
          <table:table-cell table:formula="of:=[.Z203]-60" office:value-type="float" office:value="-9" calcext:value-type="float">
            <text:p>-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04]+[.C204]+[.D204]+[.E204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04]+[.O204]*2" office:value-type="float" office:value="64" calcext:value-type="float">
            <text:p>64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3.5" calcext:value-type="float">
            <text:p>3,5</text:p>
          </table:table-cell>
          <table:table-cell table:formula="of:=[.Z204]-60" office:value-type="float" office:value="-56.5" calcext:value-type="float">
            <text:p>-56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5]+[.C205]+[.D205]+[.E205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5]+[.O205]*2" office:value-type="float" office:value="44" calcext:value-type="float">
            <text:p>4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61" calcext:value-type="float">
            <text:p>61</text:p>
          </table:table-cell>
          <table:table-cell table:formula="of:=[.Z205]-60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6]+[.C206]+[.D206]+[.E206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06]+[.O206]*2" office:value-type="float" office:value="52" calcext:value-type="float">
            <text:p>52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59.5" calcext:value-type="float">
            <text:p>59,5</text:p>
          </table:table-cell>
          <table:table-cell table:formula="of:=[.Z206]-60" office:value-type="float" office:value="-0.5" calcext:value-type="float">
            <text:p>-0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7]+[.C207]+[.D207]+[.E207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7]+[.O207]*2" office:value-type="float" office:value="49" calcext:value-type="float">
            <text:p>49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55.5" calcext:value-type="float">
            <text:p>55,5</text:p>
          </table:table-cell>
          <table:table-cell table:formula="of:=[.Z207]-60" office:value-type="float" office:value="-4.5" calcext:value-type="float">
            <text:p>-4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8]+[.C208]+[.D208]+[.E208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08]+[.O208]*2" office:value-type="float" office:value="53" calcext:value-type="float">
            <text:p>53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58.5" calcext:value-type="float">
            <text:p>58,5</text:p>
          </table:table-cell>
          <table:table-cell table:formula="of:=[.Z208]-60" office:value-type="float" office:value="-1.5" calcext:value-type="float">
            <text:p>-1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09]+[.C209]+[.D209]+[.E209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9]+[.O209]*2" office:value-type="float" office:value="45" calcext:value-type="float">
            <text:p>45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80" calcext:value-type="float">
            <text:p>80</text:p>
          </table:table-cell>
          <table:table-cell table:formula="of:=[.Z209]-60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10]+[.C210]+[.D210]+[.E210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0]+[.O210]*2" office:value-type="float" office:value="49" calcext:value-type="float">
            <text:p>49</text:p>
          </table:table-cell>
          <table:table-cell/>
          <table:table-cell table:formula="of:=MAX(2*[.$L210]; 25*[.$R210]+[.$K210];15*[.$Q210]+[.$M210])-10*[.$P210]-0.5*MAX([.$H210];[.$I210];[.$J210])-5*[.$O210]-[.$B210]" office:value-type="float" office:value="85.5" calcext:value-type="float">
            <text:p>85,5</text:p>
          </table:table-cell>
          <table:table-cell table:formula="of:=[.Z210]-60" office:value-type="float" office:value="25.5" calcext:value-type="float">
            <text:p>25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11]+[.C211]+[.D211]+[.E211]-23" office:value-type="float" office:value="46" calcext:value-type="float">
            <text:p>46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11]+[.O211]*2" office:value-type="float" office:value="61" calcext:value-type="float">
            <text:p>61</text:p>
          </table:table-cell>
          <table:table-cell/>
          <table:table-cell table:formula="of:=MAX(2*[.$L211]; 25*[.$R211]+[.$K211];15*[.$Q211]+[.$M211])-10*[.$P211]-0.5*MAX([.$H211];[.$I211];[.$J211])-5*[.$O211]-[.$B211]" office:value-type="float" office:value="42" calcext:value-type="float">
            <text:p>42</text:p>
          </table:table-cell>
          <table:table-cell table:formula="of:=[.Z211]-60" office:value-type="float" office:value="-18" calcext:value-type="float">
            <text:p>-18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orse Archer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/>
          <table:table-cell table:number-columns-repeated="2"/>
          <table:table-cell table:style-name="ce2" table:number-columns-repeated="997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14]+[.C214]+[.D214]+[.E214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4]+[.O214]*2" office:value-type="float" office:value="50" calcext:value-type="float">
            <text:p>5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144.5" calcext:value-type="float">
            <text:p>144,5</text:p>
          </table:table-cell>
          <table:table-cell table:formula="of:=[.Z214]-60" office:value-type="float" office:value="84.5" calcext:value-type="float">
            <text:p>84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5]+[.C215]+[.D215]+[.E215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5]+[.O215]*2" office:value-type="float" office:value="49" calcext:value-type="float">
            <text:p>49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183" calcext:value-type="float">
            <text:p>183</text:p>
          </table:table-cell>
          <table:table-cell table:formula="of:=[.Z215]-60" office:value-type="float" office:value="123" calcext:value-type="float">
            <text:p>1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6]+[.C216]+[.D216]+[.E216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6]+[.O216]*2" office:value-type="float" office:value="50" calcext:value-type="float">
            <text:p>50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187" calcext:value-type="float">
            <text:p>187</text:p>
          </table:table-cell>
          <table:table-cell table:formula="of:=[.Z216]-60" office:value-type="float" office:value="127" calcext:value-type="float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17]+[.C217]+[.D217]+[.E21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7]+[.O217]*2" office:value-type="float" office:value="52" calcext:value-type="float">
            <text:p>52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149.5" calcext:value-type="float">
            <text:p>149,5</text:p>
          </table:table-cell>
          <table:table-cell table:formula="of:=[.Z217]-60" office:value-type="float" office:value="89.5" calcext:value-type="float">
            <text:p>89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8]+[.C218]+[.D218]+[.E218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164" calcext:value-type="float">
            <text:p>164</text:p>
          </table:table-cell>
          <table:table-cell table:formula="of:=[.Z218]-60" office:value-type="float" office:value="104" calcext:value-type="float">
            <text:p>1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9]+[.C219]+[.D219]+[.E21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9]+[.O219]*2" office:value-type="float" office:value="58" calcext:value-type="float">
            <text:p>58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128" calcext:value-type="float">
            <text:p>128</text:p>
          </table:table-cell>
          <table:table-cell table:formula="of:=[.Z219]-60" office:value-type="float" office:value="68" calcext:value-type="float">
            <text:p>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20]+[.C220]+[.D220]+[.E220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0]+[.O220]*2" office:value-type="float" office:value="63" calcext:value-type="float">
            <text:p>63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99.5" calcext:value-type="float">
            <text:p>99,5</text:p>
          </table:table-cell>
          <table:table-cell table:formula="of:=[.Z220]-60" office:value-type="float" office:value="39.5" calcext:value-type="float">
            <text:p>39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21]+[.C221]+[.D221]+[.E221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21]+[.O221]*2" office:value-type="float" office:value="63" calcext:value-type="float">
            <text:p>63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157" calcext:value-type="float">
            <text:p>157</text:p>
          </table:table-cell>
          <table:table-cell table:formula="of:=[.Z221]-60" office:value-type="float" office:value="97" calcext:value-type="float">
            <text:p>9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2]+[.C222]+[.D222]+[.E22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2]+[.O222]*2" office:value-type="float" office:value="44" calcext:value-type="float">
            <text:p>44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133.5" calcext:value-type="float">
            <text:p>133,5</text:p>
          </table:table-cell>
          <table:table-cell table:formula="of:=[.Z222]-60" office:value-type="float" office:value="73.5" calcext:value-type="float">
            <text:p>73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23]+[.C223]+[.D223]+[.E223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3]+[.O223]*2" office:value-type="float" office:value="44" calcext:value-type="float">
            <text:p>4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173.5" calcext:value-type="float">
            <text:p>173,5</text:p>
          </table:table-cell>
          <table:table-cell table:formula="of:=[.Z223]-60" office:value-type="float" office:value="113.5" calcext:value-type="float">
            <text:p>113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4]+[.C224]+[.D224]+[.E224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4]+[.O224]*2" office:value-type="float" office:value="48" calcext:value-type="float">
            <text:p>48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184" calcext:value-type="float">
            <text:p>184</text:p>
          </table:table-cell>
          <table:table-cell table:formula="of:=[.Z224]-60" office:value-type="float" office:value="124" calcext:value-type="float">
            <text:p>12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25]+[.C225]+[.D225]+[.E225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5]+[.O225]*2" office:value-type="float" office:value="54" calcext:value-type="float">
            <text:p>54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154.5" calcext:value-type="float">
            <text:p>154,5</text:p>
          </table:table-cell>
          <table:table-cell table:formula="of:=[.Z225]-60" office:value-type="float" office:value="94.5" calcext:value-type="float">
            <text:p>94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26]+[.C226]+[.D226]+[.E226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26]+[.O226]*2" office:value-type="float" office:value="59" calcext:value-type="float">
            <text:p>59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141.5" calcext:value-type="float">
            <text:p>141,5</text:p>
          </table:table-cell>
          <table:table-cell table:formula="of:=[.Z226]-60" office:value-type="float" office:value="81.5" calcext:value-type="float">
            <text:p>81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7]+[.C227]+[.D227]+[.E22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7]+[.O227]*2" office:value-type="float" office:value="48" calcext:value-type="float">
            <text:p>48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149.5" calcext:value-type="float">
            <text:p>149,5</text:p>
          </table:table-cell>
          <table:table-cell table:formula="of:=[.Z227]-60" office:value-type="float" office:value="89.5" calcext:value-type="float">
            <text:p>89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28]+[.C228]+[.D228]+[.E228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28]+[.O228]*2" office:value-type="float" office:value="54" calcext:value-type="float">
            <text:p>54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122.5" calcext:value-type="float">
            <text:p>122,5</text:p>
          </table:table-cell>
          <table:table-cell table:formula="of:=[.Z228]-60" office:value-type="float" office:value="62.5" calcext:value-type="float">
            <text:p>62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29]+[.C229]+[.D229]+[.E229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29]+[.O229]*2" office:value-type="float" office:value="46" calcext:value-type="float">
            <text:p>4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193.5" calcext:value-type="float">
            <text:p>193,5</text:p>
          </table:table-cell>
          <table:table-cell table:formula="of:=[.Z229]-60" office:value-type="float" office:value="133.5" calcext:value-type="float">
            <text:p>133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0]+[.C230]+[.D230]+[.E230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0]+[.O230]*2" office:value-type="float" office:value="44" calcext:value-type="float">
            <text:p>44</text:p>
          </table:table-cell>
          <table:table-cell/>
          <table:table-cell table:formula="of:=MAX(2*[.$L230]; 25*[.$R230]+[.$K230];15*[.$Q230]+[.$M230])-10*[.$P230]-0.5*MAX([.$H230];[.$I230];[.$J230])-5*[.$O230]-[.$B230]" office:value-type="float" office:value="161" calcext:value-type="float">
            <text:p>161</text:p>
          </table:table-cell>
          <table:table-cell table:formula="of:=[.Z230]-60" office:value-type="float" office:value="101" calcext:value-type="float">
            <text:p>10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1]+[.C231]+[.D231]+[.E231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1]+[.O231]*2" office:value-type="float" office:value="52" calcext:value-type="float">
            <text:p>52</text:p>
          </table:table-cell>
          <table:table-cell/>
          <table:table-cell table:formula="of:=MAX(2*[.$L231]; 25*[.$R231]+[.$K231];15*[.$Q231]+[.$M231])-10*[.$P231]-0.5*MAX([.$H231];[.$I231];[.$J231])-5*[.$O231]-[.$B231]" office:value-type="float" office:value="164" calcext:value-type="float">
            <text:p>164</text:p>
          </table:table-cell>
          <table:table-cell table:formula="of:=[.Z231]-60" office:value-type="float" office:value="104" calcext:value-type="float">
            <text:p>1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32]+[.C232]+[.D232]+[.E232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2]+[.O232]*2" office:value-type="float" office:value="57" calcext:value-type="float">
            <text:p>57</text:p>
          </table:table-cell>
          <table:table-cell/>
          <table:table-cell table:formula="of:=MAX(2*[.$L232]; 25*[.$R232]+[.$K232];15*[.$Q232]+[.$M232])-10*[.$P232]-0.5*MAX([.$H232];[.$I232];[.$J232])-5*[.$O232]-[.$B232]" office:value-type="float" office:value="138.5" calcext:value-type="float">
            <text:p>138,5</text:p>
          </table:table-cell>
          <table:table-cell table:formula="of:=[.Z232]-60" office:value-type="float" office:value="78.5" calcext:value-type="float">
            <text:p>78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3]+[.C233]+[.D233]+[.E233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3]+[.O233]*2" office:value-type="float" office:value="61" calcext:value-type="float">
            <text:p>61</text:p>
          </table:table-cell>
          <table:table-cell/>
          <table:table-cell table:formula="of:=MAX(2*[.$L233]; 25*[.$R233]+[.$K233];15*[.$Q233]+[.$M233])-10*[.$P233]-0.5*MAX([.$H233];[.$I233];[.$J233])-5*[.$O233]-[.$B233]" office:value-type="float" office:value="156.5" calcext:value-type="float">
            <text:p>156,5</text:p>
          </table:table-cell>
          <table:table-cell table:formula="of:=[.Z233]-60" office:value-type="float" office:value="96.5" calcext:value-type="float">
            <text:p>96,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4]+[.O234]*2" office:value-type="float" office:value="44" calcext:value-type="float">
            <text:p>44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176" calcext:value-type="float">
            <text:p>176</text:p>
          </table:table-cell>
          <table:table-cell table:formula="of:=[.Z234]-60" office:value-type="float" office:value="116" calcext:value-type="float">
            <text:p>1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35]+[.C235]+[.D235]+[.E235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154" calcext:value-type="float">
            <text:p>154</text:p>
          </table:table-cell>
          <table:table-cell table:formula="of:=[.Z235]-60" office:value-type="float" office:value="94" calcext:value-type="float">
            <text:p>9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36]+[.C236]+[.D236]+[.E236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6]+[.O236]*2" office:value-type="float" office:value="53" calcext:value-type="float">
            <text:p>53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156" calcext:value-type="float">
            <text:p>156</text:p>
          </table:table-cell>
          <table:table-cell table:formula="of:=[.Z236]-60" office:value-type="float" office:value="96" calcext:value-type="float">
            <text:p>9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7]+[.C237]+[.D237]+[.E23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7]+[.O237]*2" office:value-type="float" office:value="61" calcext:value-type="float">
            <text:p>61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127" calcext:value-type="float">
            <text:p>127</text:p>
          </table:table-cell>
          <table:table-cell table:formula="of:=[.Z237]-60" office:value-type="float" office:value="67" calcext:value-type="float">
            <text:p>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cenary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38]+[.C238]+[.D238]+[.E238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8]+[.O238]*2" office:value-type="float" office:value="44" calcext:value-type="float">
            <text:p>44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173.5" calcext:value-type="float">
            <text:p>173,5</text:p>
          </table:table-cell>
          <table:table-cell table:formula="of:=[.Z238]-60" office:value-type="float" office:value="113.5" calcext:value-type="float">
            <text:p>113,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>
            <text:p>Shock Infantr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/>
          <table:table-cell/>
          <table:table-cell table:style-name="ce2" table:number-columns-repeated="998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1]+[.O241]*2" office:value-type="float" office:value="62" calcext:value-type="float">
            <text:p>62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-52" calcext:value-type="float">
            <text:p>-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2]+[.O242]*2" office:value-type="float" office:value="63" calcext:value-type="float">
            <text:p>63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-40.5" calcext:value-type="float">
            <text:p>-40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43]+[.C243]+[.D243]+[.E243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3]+[.O243]*2" office:value-type="float" office:value="77" calcext:value-type="float">
            <text:p>77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-71.5" calcext:value-type="float">
            <text:p>-71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4]+[.C244]+[.D244]+[.E244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4]+[.O244]*2" office:value-type="float" office:value="58" calcext:value-type="float">
            <text:p>58</text:p>
          </table:table-cell>
          <table:table-cell/>
          <table:table-cell table:formula="of:=MAX(2*[.$L244]; 25*[.$R244]+[.$K244];15*[.$Q244]+[.$M244])-10*[.$P244]-0.5*MAX([.$H244];[.$I244];[.$J244])-5*[.$O244]-[.$B244]" office:value-type="float" office:value="-65" calcext:value-type="float">
            <text:p>-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45]+[.C245]+[.D245]+[.E245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5]+[.O245]*2" office:value-type="float" office:value="63" calcext:value-type="float">
            <text:p>63</text:p>
          </table:table-cell>
          <table:table-cell/>
          <table:table-cell table:formula="of:=MAX(2*[.$L245]; 25*[.$R245]+[.$K245];15*[.$Q245]+[.$M245])-10*[.$P245]-0.5*MAX([.$H245];[.$I245];[.$J245])-5*[.$O245]-[.$B245]" office:value-type="float" office:value="-100.5" calcext:value-type="float">
            <text:p>-100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46]+[.C246]+[.D246]+[.E24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6]+[.O246]*2" office:value-type="float" office:value="50" calcext:value-type="float">
            <text:p>50</text:p>
          </table:table-cell>
          <table:table-cell/>
          <table:table-cell table:formula="of:=MAX(2*[.$L246]; 25*[.$R246]+[.$K246];15*[.$Q246]+[.$M246])-10*[.$P246]-0.5*MAX([.$H246];[.$I246];[.$J246])-5*[.$O246]-[.$B246]" office:value-type="float" office:value="-53" calcext:value-type="float">
            <text:p>-5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47]+[.C247]+[.D247]+[.E247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7]+[.O247]*2" office:value-type="float" office:value="59" calcext:value-type="float">
            <text:p>59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-86" calcext:value-type="float">
            <text:p>-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48]+[.C248]+[.D248]+[.E24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48]+[.O248]*2" office:value-type="float" office:value="55" calcext:value-type="float">
            <text:p>55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-66.5" calcext:value-type="float">
            <text:p>-66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9]+[.O249]*2" office:value-type="float" office:value="59" calcext:value-type="float">
            <text:p>59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-76" calcext:value-type="float">
            <text:p>-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0]+[.C250]+[.D250]+[.E250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0]+[.O250]*2" office:value-type="float" office:value="57" calcext:value-type="float">
            <text:p>57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-8.5" calcext:value-type="float">
            <text:p>-8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1]+[.C251]+[.D251]+[.E251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1]+[.O251]*2" office:value-type="float" office:value="52" calcext:value-type="float">
            <text:p>52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-75.5" calcext:value-type="float">
            <text:p>-75,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2]+[.C252]+[.D252]+[.E252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2]+[.O252]*2" office:value-type="float" office:value="62" calcext:value-type="float">
            <text:p>62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3]+[.C253]+[.D253]+[.E25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3]+[.O253]*2" office:value-type="float" office:value="58" calcext:value-type="float">
            <text:p>58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-32.5" calcext:value-type="float">
            <text:p>-32,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mpanions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6]+[.C256]+[.D256]+[.E256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6]+[.O256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57]+[.C257]+[.D257]+[.E257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7]+[.O257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58]+[.C258]+[.D258]+[.E258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8]+[.O258]*2" office:value-type="float" office:value="74" calcext:value-type="float">
            <text:p>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9]+[.C259]+[.D259]+[.E259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9]+[.O259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60]+[.C260]+[.D260]+[.E260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0]+[.O260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61]+[.C261]+[.D261]+[.E261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1]+[.O261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62]+[.C262]+[.D262]+[.E262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2]+[.O262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63]+[.C263]+[.D263]+[.E263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63]+[.O263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64]+[.C264]+[.D264]+[.E264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64]+[.O264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5]+[.O265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66]+[.C266]+[.D266]+[.E266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66]+[.O266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67]+[.C267]+[.D267]+[.E267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67]+[.O267]*2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68]+[.C268]+[.D268]+[.E268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8]+[.O268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69]+[.C269]+[.D269]+[.E269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9]+[.O269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0]+[.O270]*2" office:value-type="float" office:value="79" calcext:value-type="float">
            <text:p>79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andits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1000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74]+[.C274]+[.D274]+[.E274]-23" office:value-type="float" office:value="14" calcext:value-type="float">
            <text:p>1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4]+[.O274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75]+[.C275]+[.D275]+[.E275]-23" office:value-type="float" office:value="14" calcext:value-type="float">
            <text:p>1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5]+[.O275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76]+[.C276]+[.D276]+[.E276]-23" office:value-type="float" office:value="20" calcext:value-type="float">
            <text:p>2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76]+[.O276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77]+[.C277]+[.D277]+[.E277]-23" office:value-type="float" office:value="15" calcext:value-type="float">
            <text:p>1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7]+[.O277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78]+[.C278]+[.D278]+[.E278]-23" office:value-type="float" office:value="19" calcext:value-type="float">
            <text:p>1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8]+[.O278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9]+[.C279]+[.D279]+[.E279]-23" office:value-type="float" office:value="28" calcext:value-type="float">
            <text:p>28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9]+[.O279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0]+[.C280]+[.D280]+[.E280]-23" office:value-type="float" office:value="10" calcext:value-type="float">
            <text:p>1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80]+[.O280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81]+[.C281]+[.D281]+[.E281]-23" office:value-type="float" office:value="12" calcext:value-type="float">
            <text:p>1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81]+[.O281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2]+[.C282]+[.D282]+[.E282]-23" office:value-type="float" office:value="12" calcext:value-type="float">
            <text:p>12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82]+[.O282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83]+[.O283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19" calcext:value-type="float">
            <text:p>1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84]+[.O284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85]+[.C285]+[.D285]+[.E285]-23" office:value-type="float" office:value="31" calcext:value-type="float">
            <text:p>3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85]+[.O285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6]+[.C286]+[.D286]+[.E286]-23" office:value-type="float" office:value="9" calcext:value-type="float">
            <text:p>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35+[.B286]+[.O286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87]+[.C287]+[.D287]+[.E287]-23" office:value-type="float" office:value="9" calcext:value-type="float">
            <text:p>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87]+[.O287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8]+[.C288]+[.D288]+[.E288]-23" office:value-type="float" office:value="15" calcext:value-type="float">
            <text:p>1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88]+[.O288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9]+[.C289]+[.D289]+[.E289]-23" office:value-type="float" office:value="21" calcext:value-type="float">
            <text:p>2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89]+[.O289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0]+[.C290]+[.D290]+[.E290]-23" office:value-type="float" office:value="12" calcext:value-type="float">
            <text:p>12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90]+[.O290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91]+[.C291]+[.D291]+[.E291]-23" office:value-type="float" office:value="31" calcext:value-type="float">
            <text:p>3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91]+[.O291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92]+[.C292]+[.D292]+[.E292]-23" office:value-type="float" office:value="18" calcext:value-type="float">
            <text:p>1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92]+[.O292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3]+[.C293]+[.D293]+[.E293]-23" office:value-type="float" office:value="16" calcext:value-type="float">
            <text:p>1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93]+[.O293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94]+[.C294]+[.D294]+[.E294]-23" office:value-type="float" office:value="27" calcext:value-type="float">
            <text:p>2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35+[.B294]+[.O294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5]+[.C295]+[.D295]+[.E295]-23" office:value-type="float" office:value="23" calcext:value-type="float">
            <text:p>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95]+[.O295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96]+[.C296]+[.D296]+[.E296]-23" office:value-type="float" office:value="24" calcext:value-type="float">
            <text:p>2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96]+[.O296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297]+[.C297]+[.D297]+[.E297]-23" office:value-type="float" office:value="36" calcext:value-type="float">
            <text:p>3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97]+[.O297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8]+[.C298]+[.D298]+[.E298]-23" office:value-type="float" office:value="9" calcext:value-type="float">
            <text:p>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98]+[.O298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9]+[.C299]+[.D299]+[.E299]-23" office:value-type="float" office:value="13" calcext:value-type="float">
            <text:p>13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35+[.B299]+[.O299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0]+[.C300]+[.D300]+[.E300]-23" office:value-type="float" office:value="17" calcext:value-type="float">
            <text:p>17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35+[.B300]+[.O300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1]+[.C301]+[.D301]+[.E301]-23" office:value-type="float" office:value="13" calcext:value-type="float">
            <text:p>1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301]+[.O301]*2"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2]+[.C302]+[.D302]+[.E302]-23" office:value-type="float" office:value="11" calcext:value-type="float">
            <text:p>11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302]+[.O302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3]+[.C303]+[.D303]+[.E303]-23" office:value-type="float" office:value="29" calcext:value-type="float">
            <text:p>29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303]+[.O303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4]+[.C304]+[.D304]+[.E304]-23" office:value-type="float" office:value="10" calcext:value-type="float">
            <text:p>1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304]+[.O304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5]+[.C305]+[.D305]+[.E305]-23" office:value-type="float" office:value="13" calcext:value-type="float">
            <text:p>13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305]+[.O305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06]+[.C306]+[.D306]+[.E306]-23" office:value-type="float" office:value="14" calcext:value-type="float">
            <text:p>1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306]+[.O306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07]+[.C307]+[.D307]+[.E307]-23" office:value-type="float" office:value="20" calcext:value-type="float">
            <text:p>2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307]+[.O307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8]+[.C308]+[.D308]+[.E308]-23" office:value-type="float" office:value="21" calcext:value-type="float">
            <text:p>2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308]+[.O308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09]+[.C309]+[.D309]+[.E309]-23" office:value-type="float" office:value="34" calcext:value-type="float">
            <text:p>34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309]+[.O309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0]+[.C310]+[.D310]+[.E310]-23"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310]+[.O310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1]+[.C311]+[.D311]+[.E311]-23" office:value-type="float" office:value="17" calcext:value-type="float">
            <text:p>17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311]+[.O311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12]+[.C312]+[.D312]+[.E312]-23" office:value-type="float" office:value="15" calcext:value-type="float">
            <text:p>1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312]+[.O312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13]+[.C313]+[.D313]+[.E313]-23" office:value-type="float" office:value="22" calcext:value-type="float">
            <text:p>2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313]+[.O313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4]+[.C314]+[.D314]+[.E314]-23" office:value-type="float" office:value="16" calcext:value-type="float">
            <text:p>1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314]+[.O314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5]+[.C315]+[.D315]+[.E315]-23" office:value-type="float" office:value="32" calcext:value-type="float">
            <text:p>3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315]+[.O315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odyguards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Ag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ha</text:p>
          </table:table-cell>
          <table:table-cell table:style-name="ce5" office:value-type="string" calcext:value-type="string">
            <text:p>Level</text:p>
          </table:table-cell>
          <table:table-cell table:style-name="ce2"/>
          <table:table-cell table:style-name="ce5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bow</text:p>
          </table:table-cell>
          <table:table-cell table:style-name="ce5" office:value-type="string" calcext:value-type="string">
            <text:p>Throw</text:p>
          </table:table-cell>
          <table:table-cell table:style-name="ce5"/>
          <table:table-cell table:style-name="ce2" office:value-type="string" calcext:value-type="string">
            <text:p>Ironflesh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Athl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HA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18]+[.C318]+[.D318]+[.E318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18]+[.O318]*2" office:value-type="float" office:value="71" calcext:value-type="float">
            <text:p>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19]+[.C319]+[.D319]+[.E319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9]+[.O319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20]+[.C320]+[.D320]+[.E320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0]+[.O320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21]+[.C321]+[.D321]+[.E321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21]+[.O321]*2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22]+[.C322]+[.D322]+[.E322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2]+[.O322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23]+[.C323]+[.D323]+[.E323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35+[.B323]+[.O323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24]+[.C324]+[.D324]+[.E32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324]+[.O324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5]+[.C325]+[.D325]+[.E325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6]+[.C326]+[.D326]+[.E326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6]+[.O326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27]+[.C327]+[.D327]+[.E327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7]+[.O327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28]+[.C328]+[.D328]+[.E328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28]+[.O328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29]+[.C329]+[.D329]+[.E329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 style:data-style-name="N2" text:time-value="0000-00-00T00:15:03.6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7:48:36.453000000</meta:creation-date>
    <dc:date>2015-09-19T00:16:53.071000000</dc:date>
    <meta:editing-duration>PT13H20M4S</meta:editing-duration>
    <meta:editing-cycles>240</meta:editing-cycles>
    <meta:generator>LibreOffice/4.1.5.3$Windows_x86 LibreOffice_project/1c1366bba2ba2b554cd2ca4d87c06da81c05d24</meta:generator>
    <meta:document-statistic meta:table-count="1" meta:cell-count="5394" meta:object-count="0"/>
  </office:meta>
</office:document-meta>
</file>